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704890" table:style-name="ce5">
            <text:p>8.704.890</text:p>
          </table:table-cell>
          <table:table-cell office:value-type="float" office:value="1777900" table:style-name="ce5">
            <text:p>1.777.9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814040" table:style-name="ce6">
            <text:p>12.814.040</text:p>
          </table:table-cell>
          <table:table-cell office:value-type="float" office:value="11784600" table:style-name="ce6">
            <text:p>11.784.600</text:p>
          </table:table-cell>
          <table:table-cell office:value-type="percentage" office:value="0.91966311951578117" table:style-name="ce7">
            <text:p>92,0%</text:p>
          </table:table-cell>
          <table:table-cell office:value-type="float" office:value="6502022" table:style-name="ce5">
            <text:p>6.502.022</text:p>
          </table:table-cell>
          <table:table-cell office:value-type="float" office:value="5869903" table:style-name="ce5">
            <text:p>5.869.903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14845" table:style-name="ce5">
            <text:p>1.414.845</text:p>
          </table:table-cell>
          <table:table-cell office:value-type="float" office:value="237600" table:style-name="ce5">
            <text:p>237.6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02845" table:style-name="ce6">
            <text:p>2.002.845</text:p>
          </table:table-cell>
          <table:table-cell office:value-type="float" office:value="1857657" table:style-name="ce6">
            <text:p>1.857.657</text:p>
          </table:table-cell>
          <table:table-cell office:value-type="percentage" office:value="0.92750911827924776" table:style-name="ce7">
            <text:p>92,8%</text:p>
          </table:table-cell>
          <table:table-cell office:value-type="float" office:value="1022384" table:style-name="ce5">
            <text:p>1.022.384</text:p>
          </table:table-cell>
          <table:table-cell office:value-type="float" office:value="943493" table:style-name="ce5">
            <text:p>943.493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29955" table:style-name="ce5">
            <text:p>1.129.955</text:p>
          </table:table-cell>
          <table:table-cell office:value-type="float" office:value="155400" table:style-name="ce5">
            <text:p>155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70955" table:style-name="ce6">
            <text:p>1.570.955</text:p>
          </table:table-cell>
          <table:table-cell office:value-type="float" office:value="1575303" table:style-name="ce6">
            <text:p>1.575.303</text:p>
          </table:table-cell>
          <table:table-cell office:value-type="percentage" office:value="1.0027677431880608" table:style-name="ce7">
            <text:p>100,3%</text:p>
          </table:table-cell>
          <table:table-cell office:value-type="float" office:value="847816" table:style-name="ce5">
            <text:p>847.816</text:p>
          </table:table-cell>
          <table:table-cell office:value-type="float" office:value="790882" table:style-name="ce5">
            <text:p>790.882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79720" table:style-name="ce5">
            <text:p>1.179.720</text:p>
          </table:table-cell>
          <table:table-cell office:value-type="float" office:value="278700" table:style-name="ce5">
            <text:p>278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777220" table:style-name="ce6">
            <text:p>1.777.220</text:p>
          </table:table-cell>
          <table:table-cell office:value-type="float" office:value="1495372" table:style-name="ce6">
            <text:p>1.495.372</text:p>
          </table:table-cell>
          <table:table-cell office:value-type="percentage" office:value="0.8414107426204972" table:style-name="ce7">
            <text:p>84,1%</text:p>
          </table:table-cell>
          <table:table-cell office:value-type="float" office:value="815553" table:style-name="ce5">
            <text:p>815.553</text:p>
          </table:table-cell>
          <table:table-cell office:value-type="float" office:value="763809" table:style-name="ce5">
            <text:p>763.809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160960" table:style-name="ce5">
            <text:p>2.160.96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242210" table:style-name="ce6">
            <text:p>3.242.210</text:p>
          </table:table-cell>
          <table:table-cell office:value-type="float" office:value="2936814" table:style-name="ce6">
            <text:p>2.936.814</text:p>
          </table:table-cell>
          <table:table-cell office:value-type="percentage" office:value="0.90580622476644013" table:style-name="ce7">
            <text:p>90,6%</text:p>
          </table:table-cell>
          <table:table-cell office:value-type="float" office:value="1617240" table:style-name="ce5">
            <text:p>1.617.240</text:p>
          </table:table-cell>
          <table:table-cell office:value-type="float" office:value="1472988" table:style-name="ce5">
            <text:p>1.472.988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24345" table:style-name="ce5">
            <text:p>624.345</text:p>
          </table:table-cell>
          <table:table-cell office:value-type="float" office:value="99000" table:style-name="ce5">
            <text:p>99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78495" table:style-name="ce6">
            <text:p>878.495</text:p>
          </table:table-cell>
          <table:table-cell office:value-type="float" office:value="810500" table:style-name="ce6">
            <text:p>810.500</text:p>
          </table:table-cell>
          <table:table-cell office:value-type="percentage" office:value="0.92260058395323818" table:style-name="ce7">
            <text:p>92,3%</text:p>
          </table:table-cell>
          <table:table-cell office:value-type="float" office:value="447406" table:style-name="ce5">
            <text:p>447.406</text:p>
          </table:table-cell>
          <table:table-cell office:value-type="float" office:value="395327" table:style-name="ce5">
            <text:p>395.327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649765" table:style-name="ce5">
            <text:p>2.649.765</text:p>
          </table:table-cell>
          <table:table-cell office:value-type="float" office:value="373900" table:style-name="ce5">
            <text:p>373.9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650915" table:style-name="ce6">
            <text:p>3.650.915</text:p>
          </table:table-cell>
          <table:table-cell office:value-type="float" office:value="3477669" table:style-name="ce6">
            <text:p>3.477.669</text:p>
          </table:table-cell>
          <table:table-cell office:value-type="percentage" office:value="0.9525472381581056" table:style-name="ce7">
            <text:p>95,3%</text:p>
          </table:table-cell>
          <table:table-cell office:value-type="float" office:value="1922838" table:style-name="ce5">
            <text:p>1.922.838</text:p>
          </table:table-cell>
          <table:table-cell office:value-type="float" office:value="1740220" table:style-name="ce5">
            <text:p>1.740.220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135115" table:style-name="ce5">
            <text:p>2.135.115</text:p>
          </table:table-cell>
          <table:table-cell office:value-type="float" office:value="387800" table:style-name="ce5">
            <text:p>387.8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3085190" table:style-name="ce6">
            <text:p>3.085.190</text:p>
          </table:table-cell>
          <table:table-cell office:value-type="float" office:value="2789636" table:style-name="ce6">
            <text:p>2.789.636</text:p>
          </table:table-cell>
          <table:table-cell office:value-type="percentage" office:value="0.9042023343781096" table:style-name="ce7">
            <text:p>90,4%</text:p>
          </table:table-cell>
          <table:table-cell office:value-type="float" office:value="1559014" table:style-name="ce5">
            <text:p>1.559.014</text:p>
          </table:table-cell>
          <table:table-cell office:value-type="float" office:value="1385911" table:style-name="ce5">
            <text:p>1.385.911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092340" table:style-name="ce5">
            <text:p>8.092.340</text:p>
          </table:table-cell>
          <table:table-cell office:value-type="float" office:value="1535500" table:style-name="ce5">
            <text:p>1.535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765440" table:style-name="ce6">
            <text:p>11.765.440</text:p>
          </table:table-cell>
          <table:table-cell office:value-type="float" office:value="10130079" table:style-name="ce6">
            <text:p>10.130.079</text:p>
          </table:table-cell>
          <table:table-cell office:value-type="percentage" office:value="0.86100298841352296" table:style-name="ce7">
            <text:p>86,1%</text:p>
          </table:table-cell>
          <table:table-cell office:value-type="float" office:value="5628435" table:style-name="ce5">
            <text:p>5.628.435</text:p>
          </table:table-cell>
          <table:table-cell office:value-type="float" office:value="5084204" table:style-name="ce5">
            <text:p>5.084.204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349430" table:style-name="ce5">
            <text:p>5.349.430</text:p>
          </table:table-cell>
          <table:table-cell office:value-type="float" office:value="1057200" table:style-name="ce5">
            <text:p>1.057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620680" table:style-name="ce6">
            <text:p>7.620.680</text:p>
          </table:table-cell>
          <table:table-cell office:value-type="float" office:value="6894553" table:style-name="ce6">
            <text:p>6.894.553</text:p>
          </table:table-cell>
          <table:table-cell office:value-type="percentage" office:value="0.90471624579433851" table:style-name="ce7">
            <text:p>90,5%</text:p>
          </table:table-cell>
          <table:table-cell office:value-type="float" office:value="3919660" table:style-name="ce5">
            <text:p>3.919.660</text:p>
          </table:table-cell>
          <table:table-cell office:value-type="float" office:value="3372369" table:style-name="ce5">
            <text:p>3.372.369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35565" table:style-name="ce5">
            <text:p>1.135.565</text:p>
          </table:table-cell>
          <table:table-cell office:value-type="float" office:value="187900" table:style-name="ce5">
            <text:p>187.9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3215" table:style-name="ce6">
            <text:p>1.603.215</text:p>
          </table:table-cell>
          <table:table-cell office:value-type="float" office:value="1564774" table:style-name="ce6">
            <text:p>1.564.774</text:p>
          </table:table-cell>
          <table:table-cell office:value-type="percentage" office:value="0.97602255467919152" table:style-name="ce7">
            <text:p>97,6%</text:p>
          </table:table-cell>
          <table:table-cell office:value-type="float" office:value="871506" table:style-name="ce5">
            <text:p>871.506</text:p>
          </table:table-cell>
          <table:table-cell office:value-type="float" office:value="773045" table:style-name="ce5">
            <text:p>773.045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911075" table:style-name="ce5">
            <text:p>2.911.075</text:p>
          </table:table-cell>
          <table:table-cell office:value-type="float" office:value="436400" table:style-name="ce5">
            <text:p>436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052675" table:style-name="ce6">
            <text:p>4.052.675</text:p>
          </table:table-cell>
          <table:table-cell office:value-type="float" office:value="4008240" table:style-name="ce6">
            <text:p>4.008.240</text:p>
          </table:table-cell>
          <table:table-cell office:value-type="percentage" office:value="0.98903563695583785" table:style-name="ce7">
            <text:p>98,9%</text:p>
          </table:table-cell>
          <table:table-cell office:value-type="float" office:value="2228431" table:style-name="ce5">
            <text:p>2.228.431</text:p>
          </table:table-cell>
          <table:table-cell office:value-type="float" office:value="1964106" table:style-name="ce5">
            <text:p>1.964.106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46385" table:style-name="ce5">
            <text:p>346.385</text:p>
          </table:table-cell>
          <table:table-cell office:value-type="float" office:value="58600" table:style-name="ce5">
            <text:p>58.6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81585" table:style-name="ce6">
            <text:p>481.585</text:p>
          </table:table-cell>
          <table:table-cell office:value-type="float" office:value="437491" table:style-name="ce6">
            <text:p>437.491</text:p>
          </table:table-cell>
          <table:table-cell office:value-type="percentage" office:value="0.90843983928070848" table:style-name="ce7">
            <text:p>90,8%</text:p>
          </table:table-cell>
          <table:table-cell office:value-type="float" office:value="248007" table:style-name="ce5">
            <text:p>248.007</text:p>
          </table:table-cell>
          <table:table-cell office:value-type="float" office:value="220917" table:style-name="ce5">
            <text:p>220.917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115859" table:style-name="ce5">
            <text:p>7.115.859</text:p>
          </table:table-cell>
          <table:table-cell office:value-type="float" office:value="1455000" table:style-name="ce5">
            <text:p>1.455.0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179309" table:style-name="ce6">
            <text:p>10.179.309</text:p>
          </table:table-cell>
          <table:table-cell office:value-type="float" office:value="8917860" table:style-name="ce6">
            <text:p>8.917.860</text:p>
          </table:table-cell>
          <table:table-cell office:value-type="percentage" office:value="0.87607714826222483" table:style-name="ce7">
            <text:p>87,6%</text:p>
          </table:table-cell>
          <table:table-cell office:value-type="float" office:value="5048548" table:style-name="ce5">
            <text:p>5.048.548</text:p>
          </table:table-cell>
          <table:table-cell office:value-type="float" office:value="4508791" table:style-name="ce5">
            <text:p>4.508.791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575545" table:style-name="ce5">
            <text:p>1.575.545</text:p>
          </table:table-cell>
          <table:table-cell office:value-type="float" office:value="354400" table:style-name="ce5">
            <text:p>35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277945" table:style-name="ce6">
            <text:p>2.277.945</text:p>
          </table:table-cell>
          <table:table-cell office:value-type="float" office:value="2010347" table:style-name="ce6">
            <text:p>2.010.347</text:p>
          </table:table-cell>
          <table:table-cell office:value-type="percentage" office:value="0.88252657548799462" table:style-name="ce7">
            <text:p>88,3%</text:p>
          </table:table-cell>
          <table:table-cell office:value-type="float" office:value="1137471" table:style-name="ce5">
            <text:p>1.137.471</text:p>
          </table:table-cell>
          <table:table-cell office:value-type="float" office:value="975989" table:style-name="ce5">
            <text:p>975.989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87525" table:style-name="ce5">
            <text:p>687.525</text:p>
          </table:table-cell>
          <table:table-cell office:value-type="float" office:value="132400" table:style-name="ce5">
            <text:p>132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98375" table:style-name="ce6">
            <text:p>998.375</text:p>
          </table:table-cell>
          <table:table-cell office:value-type="float" office:value="903127" table:style-name="ce6">
            <text:p>903.127</text:p>
          </table:table-cell>
          <table:table-cell office:value-type="percentage" office:value="0.90459697007637407" table:style-name="ce7">
            <text:p>90,5%</text:p>
          </table:table-cell>
          <table:table-cell office:value-type="float" office:value="503623" table:style-name="ce5">
            <text:p>503.623</text:p>
          </table:table-cell>
          <table:table-cell office:value-type="float" office:value="455105" table:style-name="ce5">
            <text:p>455.105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326950" table:style-name="ce5">
            <text:p>2.326.950</text:p>
          </table:table-cell>
          <table:table-cell office:value-type="float" office:value="444700" table:style-name="ce5">
            <text:p>444.7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326700" table:style-name="ce6">
            <text:p>3.326.700</text:p>
          </table:table-cell>
          <table:table-cell office:value-type="float" office:value="3070204" table:style-name="ce6">
            <text:p>3.070.204</text:p>
          </table:table-cell>
          <table:table-cell office:value-type="percentage" office:value="0.92289776655544531" table:style-name="ce7">
            <text:p>92,3%</text:p>
          </table:table-cell>
          <table:table-cell office:value-type="float" office:value="1711314" table:style-name="ce5">
            <text:p>1.711.314</text:p>
          </table:table-cell>
          <table:table-cell office:value-type="float" office:value="1553563" table:style-name="ce5">
            <text:p>1.553.563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8560" table:style-name="ce5">
            <text:p>88.56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9210" table:style-name="ce6">
            <text:p>129.210</text:p>
          </table:table-cell>
          <table:table-cell office:value-type="float" office:value="102248" table:style-name="ce6">
            <text:p>102.248</text:p>
          </table:table-cell>
          <table:table-cell office:value-type="percentage" office:value="0.79133194025230247" table:style-name="ce7">
            <text:p>79,1%</text:p>
          </table:table-cell>
          <table:table-cell office:value-type="float" office:value="57373" table:style-name="ce5">
            <text:p>57.373</text:p>
          </table:table-cell>
          <table:table-cell office:value-type="float" office:value="51447" table:style-name="ce5">
            <text:p>51.447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9730" table:style-name="ce5">
            <text:p>89.73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9880" table:style-name="ce6">
            <text:p>129.880</text:p>
          </table:table-cell>
          <table:table-cell office:value-type="float" office:value="94051" table:style-name="ce6">
            <text:p>94.051</text:p>
          </table:table-cell>
          <table:table-cell office:value-type="percentage" office:value="0.72413766553741921" table:style-name="ce7">
            <text:p>72,4%</text:p>
          </table:table-cell>
          <table:table-cell office:value-type="float" office:value="53698" table:style-name="ce5">
            <text:p>53.698</text:p>
          </table:table-cell>
          <table:table-cell office:value-type="float" office:value="48865" table:style-name="ce5">
            <text:p>48.865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536" table:style-name="ce6">
            <text:p>170.536</text:p>
          </table:table-cell>
          <table:table-cell office:value-type="percentage" office:value="0.79850913994605932" table:style-name="ce7">
            <text:p>79,9%</text:p>
          </table:table-cell>
          <table:table-cell office:value-type="float" office:value="91523" table:style-name="ce5">
            <text:p>91.523</text:p>
          </table:table-cell>
          <table:table-cell office:value-type="float" office:value="85164" table:style-name="ce5">
            <text:p>85.164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929" table:style-name="ce6">
            <text:p>4.929</text:p>
          </table:table-cell>
          <table:table-cell office:value-type="percentage" office:value="0.7153846153846154" table:style-name="ce7">
            <text:p>71,5%</text:p>
          </table:table-cell>
          <table:table-cell office:value-type="float" office:value="3655" table:style-name="ce5">
            <text:p>3.655</text:p>
          </table:table-cell>
          <table:table-cell office:value-type="float" office:value="3282" table:style-name="ce5">
            <text:p>3.282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9767927" table:style-name="ce11">
            <text:p>49.767.927</text:p>
          </table:table-cell>
          <table:table-cell office:value-type="float" office:value="9516480" table:style-name="ce12">
            <text:p>9.516.480</text:p>
          </table:table-cell>
          <table:table-cell office:value-type="float" office:value="9874600" table:style-name="ce13">
            <text:p>9.874.6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1807342" table:style-name="ce15">
            <text:p>71.807.342</text:p>
          </table:table-cell>
          <table:table-cell office:value-type="float" office:value="65035990" table:style-name="ce15">
            <text:p>65.035.990</text:p>
          </table:table-cell>
          <table:table-cell office:value-type="percentage" office:value="0.90570111897471428" table:style-name="ce16">
            <text:p>90,6%</text:p>
          </table:table-cell>
          <table:table-cell office:value-type="float" office:value="36237517" table:style-name="ce15">
            <text:p>36.237.517</text:p>
          </table:table-cell>
          <table:table-cell office:value-type="float" office:value="32459380" table:style-name="ce15">
            <text:p>32.459.38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06056" table:style-name="ce23">
            <text:p>4.406.056</text:p>
          </table:table-cell>
          <table:table-cell office:value-type="percentage" office:value="0.95159517591004583" table:style-name="ce24">
            <text:p>95,2%</text:p>
          </table:table-cell>
          <table:table-cell office:value-type="float" office:value="4328026" table:style-name="ce23">
            <text:p>4.328.026</text:p>
          </table:table-cell>
          <table:table-cell office:value-type="percentage" office:value="0.93474269569275836" table:style-name="ce24">
            <text:p>93,5%</text:p>
          </table:table-cell>
          <table:table-cell office:value-type="date" office:date-value="2021-08-26T00:00:00" table:style-name="ce25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8686" table:style-name="ce5">
            <text:p>738.686</text:p>
          </table:table-cell>
          <table:table-cell office:value-type="percentage" office:value="0.93820697083082483" table:style-name="ce26">
            <text:p>93,8%</text:p>
          </table:table-cell>
          <table:table-cell office:value-type="float" office:value="722395" table:style-name="ce5">
            <text:p>722.395</text:p>
          </table:table-cell>
          <table:table-cell office:value-type="percentage" office:value="0.91751573022005795" table:style-name="ce26">
            <text:p>91,8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8834" table:style-name="ce5">
            <text:p>648.834</text:p>
          </table:table-cell>
          <table:table-cell office:value-type="percentage" office:value="0.95929564658135769" table:style-name="ce26">
            <text:p>95,9%</text:p>
          </table:table-cell>
          <table:table-cell office:value-type="float" office:value="641382" table:style-name="ce5">
            <text:p>641.382</text:p>
          </table:table-cell>
          <table:table-cell office:value-type="percentage" office:value="0.94827792685901846" table:style-name="ce26">
            <text:p>94,8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7225" table:style-name="ce5">
            <text:p>547.225</text:p>
          </table:table-cell>
          <table:table-cell office:value-type="percentage" office:value="0.88367853140371222" table:style-name="ce26">
            <text:p>88,4%</text:p>
          </table:table-cell>
          <table:table-cell office:value-type="float" office:value="530271" table:style-name="ce5">
            <text:p>530.271</text:p>
          </table:table-cell>
          <table:table-cell office:value-type="percentage" office:value="0.85630060491749804" table:style-name="ce26">
            <text:p>85,6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3892" table:style-name="ce5">
            <text:p>1.093.892</text:p>
          </table:table-cell>
          <table:table-cell office:value-type="percentage" office:value="0.89788762163515401" table:style-name="ce26">
            <text:p>89,8%</text:p>
          </table:table-cell>
          <table:table-cell office:value-type="float" office:value="1062570" table:style-name="ce5">
            <text:p>1.062.570</text:p>
          </table:table-cell>
          <table:table-cell office:value-type="percentage" office:value="0.87217792078273326" table:style-name="ce26">
            <text:p>87,2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1314" table:style-name="ce5">
            <text:p>341.314</text:p>
          </table:table-cell>
          <table:table-cell office:value-type="percentage" office:value="0.95024304956206529" table:style-name="ce26">
            <text:p>95,0%</text:p>
          </table:table-cell>
          <table:table-cell office:value-type="float" office:value="334652" table:style-name="ce5">
            <text:p>334.652</text:p>
          </table:table-cell>
          <table:table-cell office:value-type="percentage" office:value="0.93169555606287546" table:style-name="ce26">
            <text:p>93,2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7791" table:style-name="ce5">
            <text:p>1.457.791</text:p>
          </table:table-cell>
          <table:table-cell office:value-type="percentage" office:value="0.95148493396739942" table:style-name="ce26">
            <text:p>95,1%</text:p>
          </table:table-cell>
          <table:table-cell office:value-type="float" office:value="1431459" table:style-name="ce5">
            <text:p>1.431.459</text:p>
          </table:table-cell>
          <table:table-cell office:value-type="percentage" office:value="0.93429831305862066" table:style-name="ce26">
            <text:p>93,4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0331" table:style-name="ce5">
            <text:p>1.080.331</text:p>
          </table:table-cell>
          <table:table-cell office:value-type="percentage" office:value="0.9387472606536893" table:style-name="ce26">
            <text:p>93,9%</text:p>
          </table:table-cell>
          <table:table-cell office:value-type="float" office:value="1044078" table:style-name="ce5">
            <text:p>1.044.078</text:p>
          </table:table-cell>
          <table:table-cell office:value-type="percentage" office:value="0.90724542978844691" table:style-name="ce26">
            <text:p>90,7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5170" table:style-name="ce5">
            <text:p>3.955.170</text:p>
          </table:table-cell>
          <table:table-cell office:value-type="percentage" office:value="0.91372813470938807" table:style-name="ce26">
            <text:p>91,4%</text:p>
          </table:table-cell>
          <table:table-cell office:value-type="float" office:value="3807687" table:style-name="ce5">
            <text:p>3.807.687</text:p>
          </table:table-cell>
          <table:table-cell office:value-type="percentage" office:value="0.87965643450652831" table:style-name="ce26">
            <text:p>88,0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46197" table:style-name="ce5">
            <text:p>2.746.197</text:p>
          </table:table-cell>
          <table:table-cell office:value-type="percentage" office:value="0.94727708419640555" table:style-name="ce26">
            <text:p>94,7%</text:p>
          </table:table-cell>
          <table:table-cell office:value-type="float" office:value="2676563" table:style-name="ce5">
            <text:p>2.676.563</text:p>
          </table:table-cell>
          <table:table-cell office:value-type="percentage" office:value="0.92325743357376899" table:style-name="ce26">
            <text:p>92,3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0657" table:style-name="ce5">
            <text:p>610.657</text:p>
          </table:table-cell>
          <table:table-cell office:value-type="percentage" office:value="0.98194047802819795" table:style-name="ce26">
            <text:p>98,2%</text:p>
          </table:table-cell>
          <table:table-cell office:value-type="float" office:value="601099" table:style-name="ce5">
            <text:p>601.099</text:p>
          </table:table-cell>
          <table:table-cell office:value-type="percentage" office:value="0.96657115107543479" table:style-name="ce26">
            <text:p>96,7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8163" table:style-name="ce5">
            <text:p>1.658.163</text:p>
          </table:table-cell>
          <table:table-cell office:value-type="percentage" office:value="0.96399164932756853" table:style-name="ce26">
            <text:p>96,4%</text:p>
          </table:table-cell>
          <table:table-cell office:value-type="float" office:value="1643265" table:style-name="ce5">
            <text:p>1.643.265</text:p>
          </table:table-cell>
          <table:table-cell office:value-type="percentage" office:value="0.95533053000957502" table:style-name="ce26">
            <text:p>95,5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022" table:style-name="ce5">
            <text:p>181.022</text:p>
          </table:table-cell>
          <table:table-cell office:value-type="percentage" office:value="0.95950938455748669" table:style-name="ce26">
            <text:p>96,0%</text:p>
          </table:table-cell>
          <table:table-cell office:value-type="float" office:value="176289" table:style-name="ce5">
            <text:p>176.289</text:p>
          </table:table-cell>
          <table:table-cell office:value-type="percentage" office:value="0.93442205861306793" table:style-name="ce26">
            <text:p>93,4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4500" table:style-name="ce5">
            <text:p>3.494.500</text:p>
          </table:table-cell>
          <table:table-cell office:value-type="percentage" office:value="0.93629095351902858" table:style-name="ce26">
            <text:p>93,6%</text:p>
          </table:table-cell>
          <table:table-cell office:value-type="float" office:value="3409632" table:style-name="ce5">
            <text:p>3.409.632</text:p>
          </table:table-cell>
          <table:table-cell office:value-type="percentage" office:value="0.91355203789640649" table:style-name="ce26">
            <text:p>91,4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2568" table:style-name="ce5">
            <text:p>752.568</text:p>
          </table:table-cell>
          <table:table-cell office:value-type="percentage" office:value="0.9562587675605343" table:style-name="ce26">
            <text:p>95,6%</text:p>
          </table:table-cell>
          <table:table-cell office:value-type="float" office:value="712596" table:style-name="ce5">
            <text:p>712.596</text:p>
          </table:table-cell>
          <table:table-cell office:value-type="percentage" office:value="0.90546790818712264" table:style-name="ce26">
            <text:p>90,5%</text:p>
          </table:table-cell>
          <table:table-cell office:value-type="date" office:date-value="2021-08-25T00:00:00" table:style-name="ce8">
            <text:p>25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3683" table:style-name="ce5">
            <text:p>353.683</text:p>
          </table:table-cell>
          <table:table-cell office:value-type="percentage" office:value="0.94190381839583703" table:style-name="ce26">
            <text:p>94,2%</text:p>
          </table:table-cell>
          <table:table-cell office:value-type="float" office:value="346452" table:style-name="ce5">
            <text:p>346.452</text:p>
          </table:table-cell>
          <table:table-cell office:value-type="percentage" office:value="0.92264672514900214" table:style-name="ce26">
            <text:p>92,3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3942" table:style-name="ce5">
            <text:p>1.283.942</text:p>
          </table:table-cell>
          <table:table-cell office:value-type="percentage" office:value="0.94877702732660385" table:style-name="ce26">
            <text:p>94,9%</text:p>
          </table:table-cell>
          <table:table-cell office:value-type="float" office:value="1263136" table:style-name="ce5">
            <text:p>1.263.136</text:p>
          </table:table-cell>
          <table:table-cell office:value-type="percentage" office:value="0.93340230258782497" table:style-name="ce26">
            <text:p>93,3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810" table:style-name="ce5">
            <text:p>34.810</text:p>
          </table:table-cell>
          <table:table-cell office:value-type="percentage" office:value="0.89306788444763718" table:style-name="ce26">
            <text:p>89,3%</text:p>
          </table:table-cell>
          <table:table-cell office:value-type="float" office:value="33379" table:style-name="ce5">
            <text:p>33.379</text:p>
          </table:table-cell>
          <table:table-cell office:value-type="percentage" office:value="0.85635486684796547" table:style-name="ce26">
            <text:p>85,6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509" table:style-name="ce5">
            <text:p>31.509</text:p>
          </table:table-cell>
          <table:table-cell office:value-type="percentage" office:value="0.84644728005372738" table:style-name="ce26">
            <text:p>84,6%</text:p>
          </table:table-cell>
          <table:table-cell office:value-type="float" office:value="30658" table:style-name="ce5">
            <text:p>30.658</text:p>
          </table:table-cell>
          <table:table-cell office:value-type="percentage" office:value="0.82358629952988582" table:style-name="ce26">
            <text:p>82,4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07" table:style-name="ce5">
            <text:p>34.907</text:p>
          </table:table-cell>
          <table:table-cell office:value-type="string" table:style-name="ce26">
            <text:p>-</text:p>
          </table:table-cell>
          <table:table-cell office:value-type="float" office:value="33085" table:style-name="ce5">
            <text:p>33.085</text:p>
          </table:table-cell>
          <table:table-cell office:value-type="string" table:style-name="ce26">
            <text:p>-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83" table:style-name="ce5">
            <text:p>1.583</text:p>
          </table:table-cell>
          <table:table-cell office:value-type="string" table:style-name="ce26">
            <text:p>-</text:p>
          </table:table-cell>
          <table:table-cell office:value-type="float" office:value="1484" table:style-name="ce5">
            <text:p>1.484</text:p>
          </table:table-cell>
          <table:table-cell office:value-type="string" table:style-name="ce26">
            <text:p>-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452840" table:style-name="ce15">
            <text:p>25.452.840</text:p>
          </table:table-cell>
          <table:table-cell office:value-type="percentage" office:value="0.94074319216318625" table:style-name="ce16">
            <text:p>94,1%</text:p>
          </table:table-cell>
          <table:table-cell office:value-type="float" office:value="24830158" table:style-name="ce15">
            <text:p>24.830.158</text:p>
          </table:table-cell>
          <table:table-cell office:value-type="percentage" office:value="0.91772871313520521" table:style-name="ce16">
            <text:p>91,8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321" table:style-name="ce35">
            <text:p>433.321</text:p>
          </table:table-cell>
          <table:table-cell office:value-type="percentage" office:value="1" table:style-name="ce36">
            <text:p>100,0%</text:p>
          </table:table-cell>
          <table:table-cell office:value-type="float" office:value="652235" table:style-name="ce35">
            <text:p>652.235</text:p>
          </table:table-cell>
          <table:table-cell office:value-type="percentage" office:value="1" table:style-name="ce36">
            <text:p>100,0%</text:p>
          </table:table-cell>
          <table:table-cell office:value-type="float" office:value="918951" table:style-name="ce35">
            <text:p>918.951</text:p>
          </table:table-cell>
          <table:table-cell office:value-type="percentage" office:value="1" table:style-name="ce36">
            <text:p>100,0%</text:p>
          </table:table-cell>
          <table:table-cell office:value-type="float" office:value="1191586" table:style-name="ce35">
            <text:p>1.191.586</text:p>
          </table:table-cell>
          <table:table-cell office:value-type="percentage" office:value="0.9419495802836475" table:style-name="ce36">
            <text:p>94,2%</text:p>
          </table:table-cell>
          <table:table-cell office:value-type="float" office:value="1209963" table:style-name="ce35">
            <text:p>1.209.963</text:p>
          </table:table-cell>
          <table:table-cell office:value-type="percentage" office:value="0.873547592472533" table:style-name="ce36">
            <text:p>87,4%</text:p>
          </table:table-cell>
          <table:table-cell office:value-type="float" office:value="873853" table:style-name="ce35">
            <text:p>873.853</text:p>
          </table:table-cell>
          <table:table-cell office:value-type="percentage" office:value="0.76639183594000093" table:style-name="ce36">
            <text:p>76,6%</text:p>
          </table:table-cell>
          <table:table-cell office:value-type="float" office:value="683640" table:style-name="ce35">
            <text:p>683.640</text:p>
          </table:table-cell>
          <table:table-cell office:value-type="percentage" office:value="0.73614796182075048" table:style-name="ce36">
            <text:p>73,6%</text:p>
          </table:table-cell>
          <table:table-cell office:value-type="float" office:value="538473" table:style-name="ce35">
            <text:p>538.473</text:p>
          </table:table-cell>
          <table:table-cell office:value-type="percentage" office:value="0.71519191613306821" table:style-name="ce36">
            <text:p>71,5%</text:p>
          </table:table-cell>
          <table:table-cell office:value-type="float" office:value="6502022" table:style-name="ce35">
            <text:p>6.502.02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252332435361091" table:style-name="ce36">
            <text:p>87,3%</text:p>
          </table:table-cell>
          <table:table-cell office:value-type="percentage" office:value="0.76816000546287277" table:style-name="ce36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45" table:style-name="ce38">
            <text:p>101.045</text:p>
          </table:table-cell>
          <table:table-cell office:value-type="percentage" office:value="1" table:style-name="ce39">
            <text:p>100,0%</text:p>
          </table:table-cell>
          <table:table-cell office:value-type="float" office:value="118904" table:style-name="ce38">
            <text:p>118.904</text:p>
          </table:table-cell>
          <table:table-cell office:value-type="percentage" office:value="0.99957126644529448" table:style-name="ce39">
            <text:p>100,0%</text:p>
          </table:table-cell>
          <table:table-cell office:value-type="float" office:value="153147" table:style-name="ce38">
            <text:p>153.147</text:p>
          </table:table-cell>
          <table:table-cell office:value-type="percentage" office:value="0.97940741972411061" table:style-name="ce39">
            <text:p>97,9%</text:p>
          </table:table-cell>
          <table:table-cell office:value-type="float" office:value="182941" table:style-name="ce38">
            <text:p>182.941</text:p>
          </table:table-cell>
          <table:table-cell office:value-type="percentage" office:value="0.92270485105867872" table:style-name="ce39">
            <text:p>92,3%</text:p>
          </table:table-cell>
          <table:table-cell office:value-type="float" office:value="182649" table:style-name="ce38">
            <text:p>182.649</text:p>
          </table:table-cell>
          <table:table-cell office:value-type="percentage" office:value="0.84975551657881387" table:style-name="ce39">
            <text:p>85,0%</text:p>
          </table:table-cell>
          <table:table-cell office:value-type="float" office:value="118198" table:style-name="ce38">
            <text:p>118.198</text:p>
          </table:table-cell>
          <table:table-cell office:value-type="percentage" office:value="0.7194648357133292" table:style-name="ce39">
            <text:p>71,9%</text:p>
          </table:table-cell>
          <table:table-cell office:value-type="float" office:value="94176" table:style-name="ce38">
            <text:p>94.176</text:p>
          </table:table-cell>
          <table:table-cell office:value-type="percentage" office:value="0.72220305059010281" table:style-name="ce39">
            <text:p>72,2%</text:p>
          </table:table-cell>
          <table:table-cell office:value-type="float" office:value="71324" table:style-name="ce38">
            <text:p>71.324</text:p>
          </table:table-cell>
          <table:table-cell office:value-type="percentage" office:value="0.69173399024333471" table:style-name="ce39">
            <text:p>69,2%</text:p>
          </table:table-cell>
          <table:table-cell office:value-type="float" office:value="1022384" table:style-name="ce38">
            <text:p>1.022.38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626737567228685" table:style-name="ce39">
            <text:p>86,3%</text:p>
          </table:table-cell>
          <table:table-cell office:value-type="percentage" office:value="0.76906192384332372" table:style-name="ce39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59" table:style-name="ce38">
            <text:p>88.759</text:p>
          </table:table-cell>
          <table:table-cell office:value-type="percentage" office:value="1" table:style-name="ce39">
            <text:p>100,0%</text:p>
          </table:table-cell>
          <table:table-cell office:value-type="float" office:value="114054" table:style-name="ce38">
            <text:p>114.054</text:p>
          </table:table-cell>
          <table:table-cell office:value-type="percentage" office:value="1" table:style-name="ce39">
            <text:p>100,0%</text:p>
          </table:table-cell>
          <table:table-cell office:value-type="float" office:value="146772" table:style-name="ce38">
            <text:p>146.772</text:p>
          </table:table-cell>
          <table:table-cell office:value-type="percentage" office:value="0.98075535241760881" table:style-name="ce39">
            <text:p>98,1%</text:p>
          </table:table-cell>
          <table:table-cell office:value-type="float" office:value="151429" table:style-name="ce38">
            <text:p>151.429</text:p>
          </table:table-cell>
          <table:table-cell office:value-type="percentage" office:value="0.93103999508131208" table:style-name="ce39">
            <text:p>93,1%</text:p>
          </table:table-cell>
          <table:table-cell office:value-type="float" office:value="147820" table:style-name="ce38">
            <text:p>147.820</text:p>
          </table:table-cell>
          <table:table-cell office:value-type="percentage" office:value="0.88518680423730334" table:style-name="ce39">
            <text:p>88,5%</text:p>
          </table:table-cell>
          <table:table-cell office:value-type="float" office:value="87078" table:style-name="ce38">
            <text:p>87.078</text:p>
          </table:table-cell>
          <table:table-cell office:value-type="percentage" office:value="0.76083214650811259" table:style-name="ce39">
            <text:p>76,1%</text:p>
          </table:table-cell>
          <table:table-cell office:value-type="float" office:value="60656" table:style-name="ce38">
            <text:p>60.656</text:p>
          </table:table-cell>
          <table:table-cell office:value-type="percentage" office:value="0.76672017797777803" table:style-name="ce39">
            <text:p>76,7%</text:p>
          </table:table-cell>
          <table:table-cell office:value-type="float" office:value="51248" table:style-name="ce38">
            <text:p>51.248</text:p>
          </table:table-cell>
          <table:table-cell office:value-type="percentage" office:value="0.80074999999999996" table:style-name="ce39">
            <text:p>80,1%</text:p>
          </table:table-cell>
          <table:table-cell office:value-type="float" office:value="847816" table:style-name="ce38">
            <text:p>847.81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0779686206737786" table:style-name="ce39">
            <text:p>90,8%</text:p>
          </table:table-cell>
          <table:table-cell office:value-type="percentage" office:value="0.83218425102867732" table:style-name="ce3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32" table:style-name="ce38">
            <text:p>51.232</text:p>
          </table:table-cell>
          <table:table-cell office:value-type="percentage" office:value="1" table:style-name="ce39">
            <text:p>100,0%</text:p>
          </table:table-cell>
          <table:table-cell office:value-type="float" office:value="78774" table:style-name="ce38">
            <text:p>78.774</text:p>
          </table:table-cell>
          <table:table-cell office:value-type="percentage" office:value="0.97836454866113565" table:style-name="ce39">
            <text:p>97,8%</text:p>
          </table:table-cell>
          <table:table-cell office:value-type="float" office:value="108978" table:style-name="ce38">
            <text:p>108.978</text:p>
          </table:table-cell>
          <table:table-cell office:value-type="percentage" office:value="0.92960053228241679" table:style-name="ce39">
            <text:p>93,0%</text:p>
          </table:table-cell>
          <table:table-cell office:value-type="float" office:value="147274" table:style-name="ce38">
            <text:p>147.274</text:p>
          </table:table-cell>
          <table:table-cell office:value-type="percentage" office:value="0.8882790400308811" table:style-name="ce39">
            <text:p>88,8%</text:p>
          </table:table-cell>
          <table:table-cell office:value-type="float" office:value="160967" table:style-name="ce38">
            <text:p>160.967</text:p>
          </table:table-cell>
          <table:table-cell office:value-type="percentage" office:value="0.78074132277903885" table:style-name="ce39">
            <text:p>78,1%</text:p>
          </table:table-cell>
          <table:table-cell office:value-type="float" office:value="116652" table:style-name="ce38">
            <text:p>116.652</text:p>
          </table:table-cell>
          <table:table-cell office:value-type="percentage" office:value="0.64028717746052133" table:style-name="ce39">
            <text:p>64,0%</text:p>
          </table:table-cell>
          <table:table-cell office:value-type="float" office:value="87250" table:style-name="ce38">
            <text:p>87.250</text:p>
          </table:table-cell>
          <table:table-cell office:value-type="percentage" office:value="0.63251221527888535" table:style-name="ce39">
            <text:p>63,3%</text:p>
          </table:table-cell>
          <table:table-cell office:value-type="float" office:value="64426" table:style-name="ce38">
            <text:p>64.426</text:p>
          </table:table-cell>
          <table:table-cell office:value-type="percentage" office:value="0.674759111855886" table:style-name="ce39">
            <text:p>67,5%</text:p>
          </table:table-cell>
          <table:table-cell office:value-type="float" office:value="815553" table:style-name="ce38">
            <text:p>815.55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8807518260800669" table:style-name="ce39">
            <text:p>78,8%</text:p>
          </table:table-cell>
          <table:table-cell office:value-type="percentage" office:value="0.69613577990735298" table:style-name="ce39">
            <text:p>69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24" table:style-name="ce38">
            <text:p>92.624</text:p>
          </table:table-cell>
          <table:table-cell office:value-type="percentage" office:value="1" table:style-name="ce39">
            <text:p>100,0%</text:p>
          </table:table-cell>
          <table:table-cell office:value-type="float" office:value="150654" table:style-name="ce38">
            <text:p>150.654</text:p>
          </table:table-cell>
          <table:table-cell office:value-type="percentage" office:value="0.97491118286945666" table:style-name="ce39">
            <text:p>97,5%</text:p>
          </table:table-cell>
          <table:table-cell office:value-type="float" office:value="222488" table:style-name="ce38">
            <text:p>222.488</text:p>
          </table:table-cell>
          <table:table-cell office:value-type="percentage" office:value="0.94638694638694643" table:style-name="ce39">
            <text:p>94,6%</text:p>
          </table:table-cell>
          <table:table-cell office:value-type="float" office:value="316950" table:style-name="ce38">
            <text:p>316.950</text:p>
          </table:table-cell>
          <table:table-cell office:value-type="percentage" office:value="0.90424864198657962" table:style-name="ce39">
            <text:p>90,4%</text:p>
          </table:table-cell>
          <table:table-cell office:value-type="float" office:value="311176" table:style-name="ce38">
            <text:p>311.176</text:p>
          </table:table-cell>
          <table:table-cell office:value-type="percentage" office:value="0.80215712356028501" table:style-name="ce39">
            <text:p>80,2%</text:p>
          </table:table-cell>
          <table:table-cell office:value-type="float" office:value="219153" table:style-name="ce38">
            <text:p>219.153</text:p>
          </table:table-cell>
          <table:table-cell office:value-type="percentage" office:value="0.7048216020120025" table:style-name="ce39">
            <text:p>70,5%</text:p>
          </table:table-cell>
          <table:table-cell office:value-type="float" office:value="174732" table:style-name="ce38">
            <text:p>174.732</text:p>
          </table:table-cell>
          <table:table-cell office:value-type="percentage" office:value="0.69407502740836069" table:style-name="ce39">
            <text:p>69,4%</text:p>
          </table:table-cell>
          <table:table-cell office:value-type="float" office:value="129463" table:style-name="ce38">
            <text:p>129.463</text:p>
          </table:table-cell>
          <table:table-cell office:value-type="percentage" office:value="0.72005094634504474" table:style-name="ce39">
            <text:p>72,0%</text:p>
          </table:table-cell>
          <table:table-cell office:value-type="float" office:value="1617240" table:style-name="ce38">
            <text:p>1.617.24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2479673843084411" table:style-name="ce39">
            <text:p>82,5%</text:p>
          </table:table-cell>
          <table:table-cell office:value-type="percentage" office:value="0.74323330661705778" table:style-name="ce39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53" table:style-name="ce38">
            <text:p>42.353</text:p>
          </table:table-cell>
          <table:table-cell office:value-type="percentage" office:value="1" table:style-name="ce39">
            <text:p>100,0%</text:p>
          </table:table-cell>
          <table:table-cell office:value-type="float" office:value="55942" table:style-name="ce38">
            <text:p>55.942</text:p>
          </table:table-cell>
          <table:table-cell office:value-type="percentage" office:value="1" table:style-name="ce39">
            <text:p>100,0%</text:p>
          </table:table-cell>
          <table:table-cell office:value-type="float" office:value="75827" table:style-name="ce38">
            <text:p>75.827</text:p>
          </table:table-cell>
          <table:table-cell office:value-type="percentage" office:value="0.98037365052686021" table:style-name="ce39">
            <text:p>98,0%</text:p>
          </table:table-cell>
          <table:table-cell office:value-type="float" office:value="82599" table:style-name="ce38">
            <text:p>82.599</text:p>
          </table:table-cell>
          <table:table-cell office:value-type="percentage" office:value="0.91813392023476059" table:style-name="ce39">
            <text:p>91,8%</text:p>
          </table:table-cell>
          <table:table-cell office:value-type="float" office:value="84593" table:style-name="ce38">
            <text:p>84.593</text:p>
          </table:table-cell>
          <table:table-cell office:value-type="percentage" office:value="0.86523335617629304" table:style-name="ce39">
            <text:p>86,5%</text:p>
          </table:table-cell>
          <table:table-cell office:value-type="float" office:value="50276" table:style-name="ce38">
            <text:p>50.276</text:p>
          </table:table-cell>
          <table:table-cell office:value-type="percentage" office:value="0.71340797184737414" table:style-name="ce39">
            <text:p>71,3%</text:p>
          </table:table-cell>
          <table:table-cell office:value-type="float" office:value="33562" table:style-name="ce38">
            <text:p>33.562</text:p>
          </table:table-cell>
          <table:table-cell office:value-type="percentage" office:value="0.66452826452826452" table:style-name="ce39">
            <text:p>66,5%</text:p>
          </table:table-cell>
          <table:table-cell office:value-type="float" office:value="22254" table:style-name="ce38">
            <text:p>22.254</text:p>
          </table:table-cell>
          <table:table-cell office:value-type="percentage" office:value="0.50619839410413303" table:style-name="ce39">
            <text:p>50,6%</text:p>
          </table:table-cell>
          <table:table-cell office:value-type="float" office:value="447406" table:style-name="ce38">
            <text:p>447.40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5362135512957737" table:style-name="ce39">
            <text:p>85,4%</text:p>
          </table:table-cell>
          <table:table-cell office:value-type="percentage" office:value="0.7675453118432678" table:style-name="ce39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51" table:style-name="ce38">
            <text:p>229.051</text:p>
          </table:table-cell>
          <table:table-cell office:value-type="percentage" office:value="1" table:style-name="ce39">
            <text:p>100,0%</text:p>
          </table:table-cell>
          <table:table-cell office:value-type="float" office:value="249876" table:style-name="ce38">
            <text:p>249.876</text:p>
          </table:table-cell>
          <table:table-cell office:value-type="percentage" office:value="1" table:style-name="ce39">
            <text:p>100,0%</text:p>
          </table:table-cell>
          <table:table-cell office:value-type="float" office:value="317564" table:style-name="ce38">
            <text:p>317.564</text:p>
          </table:table-cell>
          <table:table-cell office:value-type="percentage" office:value="0.99682649297653614" table:style-name="ce39">
            <text:p>99,7%</text:p>
          </table:table-cell>
          <table:table-cell office:value-type="float" office:value="347574" table:style-name="ce38">
            <text:p>347.574</text:p>
          </table:table-cell>
          <table:table-cell office:value-type="percentage" office:value="0.91184888830589628" table:style-name="ce39">
            <text:p>91,2%</text:p>
          </table:table-cell>
          <table:table-cell office:value-type="float" office:value="313726" table:style-name="ce38">
            <text:p>313.726</text:p>
          </table:table-cell>
          <table:table-cell office:value-type="percentage" office:value="0.86353339480601699" table:style-name="ce39">
            <text:p>86,4%</text:p>
          </table:table-cell>
          <table:table-cell office:value-type="float" office:value="202454" table:style-name="ce38">
            <text:p>202.454</text:p>
          </table:table-cell>
          <table:table-cell office:value-type="percentage" office:value="0.75603753785714556" table:style-name="ce39">
            <text:p>75,6%</text:p>
          </table:table-cell>
          <table:table-cell office:value-type="float" office:value="155388" table:style-name="ce38">
            <text:p>155.388</text:p>
          </table:table-cell>
          <table:table-cell office:value-type="percentage" office:value="0.73641507824422059" table:style-name="ce39">
            <text:p>73,6%</text:p>
          </table:table-cell>
          <table:table-cell office:value-type="float" office:value="107205" table:style-name="ce38">
            <text:p>107.205</text:p>
          </table:table-cell>
          <table:table-cell office:value-type="percentage" office:value="0.64838335087273646" table:style-name="ce39">
            <text:p>64,8%</text:p>
          </table:table-cell>
          <table:table-cell office:value-type="float" office:value="1922838" table:style-name="ce38">
            <text:p>1.922.83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8355443967222558" table:style-name="ce39">
            <text:p>88,4%</text:p>
          </table:table-cell>
          <table:table-cell office:value-type="percentage" office:value="0.80288260391378741" table:style-name="ce39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34" table:style-name="ce38">
            <text:p>137.534</text:p>
          </table:table-cell>
          <table:table-cell office:value-type="percentage" office:value="1" table:style-name="ce39">
            <text:p>100,0%</text:p>
          </table:table-cell>
          <table:table-cell office:value-type="float" office:value="157675" table:style-name="ce38">
            <text:p>157.675</text:p>
          </table:table-cell>
          <table:table-cell office:value-type="percentage" office:value="0.99103713992998155" table:style-name="ce39">
            <text:p>99,1%</text:p>
          </table:table-cell>
          <table:table-cell office:value-type="float" office:value="220075" table:style-name="ce38">
            <text:p>220.075</text:p>
          </table:table-cell>
          <table:table-cell office:value-type="percentage" office:value="1" table:style-name="ce39">
            <text:p>100,0%</text:p>
          </table:table-cell>
          <table:table-cell office:value-type="float" office:value="283220" table:style-name="ce38">
            <text:p>283.220</text:p>
          </table:table-cell>
          <table:table-cell office:value-type="percentage" office:value="0.9211065507125713" table:style-name="ce39">
            <text:p>92,1%</text:p>
          </table:table-cell>
          <table:table-cell office:value-type="float" office:value="281827" table:style-name="ce38">
            <text:p>281.827</text:p>
          </table:table-cell>
          <table:table-cell office:value-type="percentage" office:value="0.85245837177296169" table:style-name="ce39">
            <text:p>85,2%</text:p>
          </table:table-cell>
          <table:table-cell office:value-type="float" office:value="197029" table:style-name="ce38">
            <text:p>197.029</text:p>
          </table:table-cell>
          <table:table-cell office:value-type="percentage" office:value="0.74098630693378364" table:style-name="ce39">
            <text:p>74,1%</text:p>
          </table:table-cell>
          <table:table-cell office:value-type="float" office:value="159929" table:style-name="ce38">
            <text:p>159.929</text:p>
          </table:table-cell>
          <table:table-cell office:value-type="percentage" office:value="0.73331988316696395" table:style-name="ce39">
            <text:p>73,3%</text:p>
          </table:table-cell>
          <table:table-cell office:value-type="float" office:value="121725" table:style-name="ce38">
            <text:p>121.725</text:p>
          </table:table-cell>
          <table:table-cell office:value-type="percentage" office:value="0.69968155795185427" table:style-name="ce39">
            <text:p>70,0%</text:p>
          </table:table-cell>
          <table:table-cell office:value-type="float" office:value="1559014" table:style-name="ce38">
            <text:p>1.559.01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6191275464621531" table:style-name="ce39">
            <text:p>86,2%</text:p>
          </table:table-cell>
          <table:table-cell office:value-type="percentage" office:value="0.76227165670604791" table:style-name="ce3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853" table:style-name="ce38">
            <text:p>457.853</text:p>
          </table:table-cell>
          <table:table-cell office:value-type="percentage" office:value="1" table:style-name="ce39">
            <text:p>100,0%</text:p>
          </table:table-cell>
          <table:table-cell office:value-type="float" office:value="615868" table:style-name="ce38">
            <text:p>615.868</text:p>
          </table:table-cell>
          <table:table-cell office:value-type="percentage" office:value="0.96942508326879606" table:style-name="ce39">
            <text:p>96,9%</text:p>
          </table:table-cell>
          <table:table-cell office:value-type="float" office:value="791035" table:style-name="ce38">
            <text:p>791.035</text:p>
          </table:table-cell>
          <table:table-cell office:value-type="percentage" office:value="0.94442467859940016" table:style-name="ce39">
            <text:p>94,4%</text:p>
          </table:table-cell>
          <table:table-cell office:value-type="float" office:value="1001677" table:style-name="ce38">
            <text:p>1.001.677</text:p>
          </table:table-cell>
          <table:table-cell office:value-type="percentage" office:value="0.91747146861089235" table:style-name="ce39">
            <text:p>91,7%</text:p>
          </table:table-cell>
          <table:table-cell office:value-type="float" office:value="1088737" table:style-name="ce38">
            <text:p>1.088.737</text:p>
          </table:table-cell>
          <table:table-cell office:value-type="percentage" office:value="0.82683338965866848" table:style-name="ce39">
            <text:p>82,7%</text:p>
          </table:table-cell>
          <table:table-cell office:value-type="float" office:value="710560" table:style-name="ce38">
            <text:p>710.560</text:p>
          </table:table-cell>
          <table:table-cell office:value-type="percentage" office:value="0.6801882349337387" table:style-name="ce39">
            <text:p>68,0%</text:p>
          </table:table-cell>
          <table:table-cell office:value-type="float" office:value="550096" table:style-name="ce38">
            <text:p>550.096</text:p>
          </table:table-cell>
          <table:table-cell office:value-type="percentage" office:value="0.65570753395674275" table:style-name="ce39">
            <text:p>65,6%</text:p>
          </table:table-cell>
          <table:table-cell office:value-type="float" office:value="412609" table:style-name="ce38">
            <text:p>412.609</text:p>
          </table:table-cell>
          <table:table-cell office:value-type="percentage" office:value="0.6288180125151257" table:style-name="ce39">
            <text:p>62,9%</text:p>
          </table:table-cell>
          <table:table-cell office:value-type="float" office:value="5628435" table:style-name="ce38">
            <text:p>5.628.43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1947291638760922" table:style-name="ce39">
            <text:p>81,9%</text:p>
          </table:table-cell>
          <table:table-cell office:value-type="percentage" office:value="0.72340469012254904" table:style-name="ce3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543" table:style-name="ce38">
            <text:p>296.543</text:p>
          </table:table-cell>
          <table:table-cell office:value-type="percentage" office:value="1" table:style-name="ce39">
            <text:p>100,0%</text:p>
          </table:table-cell>
          <table:table-cell office:value-type="float" office:value="433108" table:style-name="ce38">
            <text:p>433.108</text:p>
          </table:table-cell>
          <table:table-cell office:value-type="percentage" office:value="0.98914269792765752" table:style-name="ce39">
            <text:p>98,9%</text:p>
          </table:table-cell>
          <table:table-cell office:value-type="float" office:value="565402" table:style-name="ce38">
            <text:p>565.402</text:p>
          </table:table-cell>
          <table:table-cell office:value-type="percentage" office:value="0.97360898734002843" table:style-name="ce39">
            <text:p>97,4%</text:p>
          </table:table-cell>
          <table:table-cell office:value-type="float" office:value="709517" table:style-name="ce38">
            <text:p>709.517</text:p>
          </table:table-cell>
          <table:table-cell office:value-type="percentage" office:value="0.94308777750307704" table:style-name="ce39">
            <text:p>94,3%</text:p>
          </table:table-cell>
          <table:table-cell office:value-type="float" office:value="741627" table:style-name="ce38">
            <text:p>741.627</text:p>
          </table:table-cell>
          <table:table-cell office:value-type="percentage" office:value="0.87087535287016726" table:style-name="ce39">
            <text:p>87,1%</text:p>
          </table:table-cell>
          <table:table-cell office:value-type="float" office:value="481864" table:style-name="ce38">
            <text:p>481.864</text:p>
          </table:table-cell>
          <table:table-cell office:value-type="percentage" office:value="0.74274730678110057" table:style-name="ce39">
            <text:p>74,3%</text:p>
          </table:table-cell>
          <table:table-cell office:value-type="float" office:value="383623" table:style-name="ce38">
            <text:p>383.623</text:p>
          </table:table-cell>
          <table:table-cell office:value-type="percentage" office:value="0.74327392923433422" table:style-name="ce39">
            <text:p>74,3%</text:p>
          </table:table-cell>
          <table:table-cell office:value-type="float" office:value="307976" table:style-name="ce38">
            <text:p>307.976</text:p>
          </table:table-cell>
          <table:table-cell office:value-type="percentage" office:value="0.72544996714020882" table:style-name="ce39">
            <text:p>72,5%</text:p>
          </table:table-cell>
          <table:table-cell office:value-type="float" office:value="3919660" table:style-name="ce38">
            <text:p>3.919.66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7327521539129571" table:style-name="ce39">
            <text:p>87,3%</text:p>
          </table:table-cell>
          <table:table-cell office:value-type="percentage" office:value="0.77504180546621915" table:style-name="ce3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63" table:style-name="ce38">
            <text:p>78.163</text:p>
          </table:table-cell>
          <table:table-cell office:value-type="percentage" office:value="1" table:style-name="ce39">
            <text:p>100,0%</text:p>
          </table:table-cell>
          <table:table-cell office:value-type="float" office:value="95775" table:style-name="ce38">
            <text:p>95.775</text:p>
          </table:table-cell>
          <table:table-cell office:value-type="percentage" office:value="1" table:style-name="ce39">
            <text:p>100,0%</text:p>
          </table:table-cell>
          <table:table-cell office:value-type="float" office:value="132041" table:style-name="ce38">
            <text:p>132.041</text:p>
          </table:table-cell>
          <table:table-cell office:value-type="percentage" office:value="1" table:style-name="ce39">
            <text:p>100,0%</text:p>
          </table:table-cell>
          <table:table-cell office:value-type="float" office:value="160229" table:style-name="ce38">
            <text:p>160.229</text:p>
          </table:table-cell>
          <table:table-cell office:value-type="percentage" office:value="0.94689036497730716" table:style-name="ce39">
            <text:p>94,7%</text:p>
          </table:table-cell>
          <table:table-cell office:value-type="float" office:value="144449" table:style-name="ce38">
            <text:p>144.449</text:p>
          </table:table-cell>
          <table:table-cell office:value-type="percentage" office:value="0.90567043274355152" table:style-name="ce39">
            <text:p>90,6%</text:p>
          </table:table-cell>
          <table:table-cell office:value-type="float" office:value="109799" table:style-name="ce38">
            <text:p>109.799</text:p>
          </table:table-cell>
          <table:table-cell office:value-type="percentage" office:value="0.82259381625574057" table:style-name="ce39">
            <text:p>82,3%</text:p>
          </table:table-cell>
          <table:table-cell office:value-type="float" office:value="86810" table:style-name="ce38">
            <text:p>86.810</text:p>
          </table:table-cell>
          <table:table-cell office:value-type="percentage" office:value="0.76606071302506173" table:style-name="ce39">
            <text:p>76,6%</text:p>
          </table:table-cell>
          <table:table-cell office:value-type="float" office:value="64240" table:style-name="ce38">
            <text:p>64.240</text:p>
          </table:table-cell>
          <table:table-cell office:value-type="percentage" office:value="0.75799410029498526" table:style-name="ce39">
            <text:p>75,8%</text:p>
          </table:table-cell>
          <table:table-cell office:value-type="float" office:value="871506" table:style-name="ce38">
            <text:p>871.50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1406773599094648" table:style-name="ce39">
            <text:p>91,4%</text:p>
          </table:table-cell>
          <table:table-cell office:value-type="percentage" office:value="0.81909459420086894" table:style-name="ce3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90" table:style-name="ce38">
            <text:p>241.690</text:p>
          </table:table-cell>
          <table:table-cell office:value-type="percentage" office:value="1" table:style-name="ce39">
            <text:p>100,0%</text:p>
          </table:table-cell>
          <table:table-cell office:value-type="float" office:value="290387" table:style-name="ce38">
            <text:p>290.387</text:p>
          </table:table-cell>
          <table:table-cell office:value-type="percentage" office:value="1" table:style-name="ce39">
            <text:p>100,0%</text:p>
          </table:table-cell>
          <table:table-cell office:value-type="float" office:value="341963" table:style-name="ce38">
            <text:p>341.963</text:p>
          </table:table-cell>
          <table:table-cell office:value-type="percentage" office:value="0.9856915143531636" table:style-name="ce39">
            <text:p>98,6%</text:p>
          </table:table-cell>
          <table:table-cell office:value-type="float" office:value="385692" table:style-name="ce38">
            <text:p>385.692</text:p>
          </table:table-cell>
          <table:table-cell office:value-type="percentage" office:value="0.95024009027098544" table:style-name="ce39">
            <text:p>95,0%</text:p>
          </table:table-cell>
          <table:table-cell office:value-type="float" office:value="398431" table:style-name="ce38">
            <text:p>398.431</text:p>
          </table:table-cell>
          <table:table-cell office:value-type="percentage" office:value="0.8989443189740558" table:style-name="ce39">
            <text:p>89,9%</text:p>
          </table:table-cell>
          <table:table-cell office:value-type="float" office:value="247173" table:style-name="ce38">
            <text:p>247.173</text:p>
          </table:table-cell>
          <table:table-cell office:value-type="percentage" office:value="0.76427608469796671" table:style-name="ce39">
            <text:p>76,4%</text:p>
          </table:table-cell>
          <table:table-cell office:value-type="float" office:value="174730" table:style-name="ce38">
            <text:p>174.730</text:p>
          </table:table-cell>
          <table:table-cell office:value-type="percentage" office:value="0.75646914681294131" table:style-name="ce39">
            <text:p>75,6%</text:p>
          </table:table-cell>
          <table:table-cell office:value-type="float" office:value="148365" table:style-name="ce38">
            <text:p>148.365</text:p>
          </table:table-cell>
          <table:table-cell office:value-type="percentage" office:value="0.82421794707983576" table:style-name="ce39">
            <text:p>82,4%</text:p>
          </table:table-cell>
          <table:table-cell office:value-type="float" office:value="2228431" table:style-name="ce38">
            <text:p>2.228.43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0789721885991304" table:style-name="ce39">
            <text:p>90,8%</text:p>
          </table:table-cell>
          <table:table-cell office:value-type="percentage" office:value="0.82478915130880348" table:style-name="ce3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5" table:style-name="ce38">
            <text:p>23.335</text:p>
          </table:table-cell>
          <table:table-cell office:value-type="percentage" office:value="1" table:style-name="ce39">
            <text:p>100,0%</text:p>
          </table:table-cell>
          <table:table-cell office:value-type="float" office:value="28605" table:style-name="ce38">
            <text:p>28.605</text:p>
          </table:table-cell>
          <table:table-cell office:value-type="percentage" office:value="1" table:style-name="ce39">
            <text:p>100,0%</text:p>
          </table:table-cell>
          <table:table-cell office:value-type="float" office:value="37767" table:style-name="ce38">
            <text:p>37.767</text:p>
          </table:table-cell>
          <table:table-cell office:value-type="percentage" office:value="1" table:style-name="ce39">
            <text:p>100,0%</text:p>
          </table:table-cell>
          <table:table-cell office:value-type="float" office:value="44842" table:style-name="ce38">
            <text:p>44.842</text:p>
          </table:table-cell>
          <table:table-cell office:value-type="percentage" office:value="0.94079389056730445" table:style-name="ce39">
            <text:p>94,1%</text:p>
          </table:table-cell>
          <table:table-cell office:value-type="float" office:value="46473" table:style-name="ce38">
            <text:p>46.473</text:p>
          </table:table-cell>
          <table:table-cell office:value-type="percentage" office:value="0.8777267833871607" table:style-name="ce39">
            <text:p>87,8%</text:p>
          </table:table-cell>
          <table:table-cell office:value-type="float" office:value="29094" table:style-name="ce38">
            <text:p>29.094</text:p>
          </table:table-cell>
          <table:table-cell office:value-type="percentage" office:value="0.73994760802665382" table:style-name="ce39">
            <text:p>74,0%</text:p>
          </table:table-cell>
          <table:table-cell office:value-type="float" office:value="20856" table:style-name="ce38">
            <text:p>20.856</text:p>
          </table:table-cell>
          <table:table-cell office:value-type="percentage" office:value="0.68474620789283602" table:style-name="ce39">
            <text:p>68,5%</text:p>
          </table:table-cell>
          <table:table-cell office:value-type="float" office:value="17035" table:style-name="ce38">
            <text:p>17.035</text:p>
          </table:table-cell>
          <table:table-cell office:value-type="percentage" office:value="0.66720194266019117" table:style-name="ce39">
            <text:p>66,7%</text:p>
          </table:table-cell>
          <table:table-cell office:value-type="float" office:value="248007" table:style-name="ce38">
            <text:p>248.00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7335634045849919" table:style-name="ce39">
            <text:p>87,3%</text:p>
          </table:table-cell>
          <table:table-cell office:value-type="percentage" office:value="0.77523021812112003" table:style-name="ce3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243" table:style-name="ce38">
            <text:p>373.243</text:p>
          </table:table-cell>
          <table:table-cell office:value-type="percentage" office:value="1" table:style-name="ce39">
            <text:p>100,0%</text:p>
          </table:table-cell>
          <table:table-cell office:value-type="float" office:value="509456" table:style-name="ce38">
            <text:p>509.456</text:p>
          </table:table-cell>
          <table:table-cell office:value-type="percentage" office:value="0.96839840252736742" table:style-name="ce39">
            <text:p>96,8%</text:p>
          </table:table-cell>
          <table:table-cell office:value-type="float" office:value="682887" table:style-name="ce38">
            <text:p>682.887</text:p>
          </table:table-cell>
          <table:table-cell office:value-type="percentage" office:value="0.97094364893512652" table:style-name="ce39">
            <text:p>97,1%</text:p>
          </table:table-cell>
          <table:table-cell office:value-type="float" office:value="927034" table:style-name="ce38">
            <text:p>927.034</text:p>
          </table:table-cell>
          <table:table-cell office:value-type="percentage" office:value="0.95297101203454415" table:style-name="ce39">
            <text:p>95,3%</text:p>
          </table:table-cell>
          <table:table-cell office:value-type="float" office:value="1001880" table:style-name="ce38">
            <text:p>1.001.880</text:p>
          </table:table-cell>
          <table:table-cell office:value-type="percentage" office:value="0.85926665414491443" table:style-name="ce39">
            <text:p>85,9%</text:p>
          </table:table-cell>
          <table:table-cell office:value-type="float" office:value="697824" table:style-name="ce38">
            <text:p>697.824</text:p>
          </table:table-cell>
          <table:table-cell office:value-type="percentage" office:value="0.73483004085758818" table:style-name="ce39">
            <text:p>73,5%</text:p>
          </table:table-cell>
          <table:table-cell office:value-type="float" office:value="530575" table:style-name="ce38">
            <text:p>530.575</text:p>
          </table:table-cell>
          <table:table-cell office:value-type="percentage" office:value="0.71460318529243405" table:style-name="ce39">
            <text:p>71,5%</text:p>
          </table:table-cell>
          <table:table-cell office:value-type="float" office:value="325649" table:style-name="ce38">
            <text:p>325.649</text:p>
          </table:table-cell>
          <table:table-cell office:value-type="percentage" office:value="0.58830043610060301" table:style-name="ce39">
            <text:p>58,8%</text:p>
          </table:table-cell>
          <table:table-cell office:value-type="float" office:value="5048548" table:style-name="ce38">
            <text:p>5.048.54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4453014476398802" table:style-name="ce39">
            <text:p>84,5%</text:p>
          </table:table-cell>
          <table:table-cell office:value-type="percentage" office:value="0.7446358995900817" table:style-name="ce39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53" table:style-name="ce38">
            <text:p>73.753</text:p>
          </table:table-cell>
          <table:table-cell office:value-type="percentage" office:value="1" table:style-name="ce39">
            <text:p>100,0%</text:p>
          </table:table-cell>
          <table:table-cell office:value-type="float" office:value="102650" table:style-name="ce38">
            <text:p>102.650</text:p>
          </table:table-cell>
          <table:table-cell office:value-type="percentage" office:value="0.99758015141060652" table:style-name="ce39">
            <text:p>99,8%</text:p>
          </table:table-cell>
          <table:table-cell office:value-type="float" office:value="146562" table:style-name="ce38">
            <text:p>146.562</text:p>
          </table:table-cell>
          <table:table-cell office:value-type="percentage" office:value="0.99763799358786731" table:style-name="ce39">
            <text:p>99,8%</text:p>
          </table:table-cell>
          <table:table-cell office:value-type="float" office:value="204360" table:style-name="ce38">
            <text:p>204.360</text:p>
          </table:table-cell>
          <table:table-cell office:value-type="percentage" office:value="0.95828487826837228" table:style-name="ce39">
            <text:p>95,8%</text:p>
          </table:table-cell>
          <table:table-cell office:value-type="float" office:value="225243" table:style-name="ce38">
            <text:p>225.243</text:p>
          </table:table-cell>
          <table:table-cell office:value-type="percentage" office:value="0.88623567322560459" table:style-name="ce39">
            <text:p>88,6%</text:p>
          </table:table-cell>
          <table:table-cell office:value-type="float" office:value="156218" table:style-name="ce38">
            <text:p>156.218</text:p>
          </table:table-cell>
          <table:table-cell office:value-type="percentage" office:value="0.74744381659593406" table:style-name="ce39">
            <text:p>74,7%</text:p>
          </table:table-cell>
          <table:table-cell office:value-type="float" office:value="127773" table:style-name="ce38">
            <text:p>127.773</text:p>
          </table:table-cell>
          <table:table-cell office:value-type="percentage" office:value="0.741796711717988" table:style-name="ce39">
            <text:p>74,2%</text:p>
          </table:table-cell>
          <table:table-cell office:value-type="float" office:value="100912" table:style-name="ce38">
            <text:p>100.912</text:p>
          </table:table-cell>
          <table:table-cell office:value-type="percentage" office:value="0.71117876724879137" table:style-name="ce39">
            <text:p>71,1%</text:p>
          </table:table-cell>
          <table:table-cell office:value-type="float" office:value="1137471" table:style-name="ce38">
            <text:p>1.137.47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682076759911368" table:style-name="ce39">
            <text:p>86,8%</text:p>
          </table:table-cell>
          <table:table-cell office:value-type="percentage" office:value="0.75266848458661073" table:style-name="ce39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50" table:style-name="ce38">
            <text:p>42.450</text:p>
          </table:table-cell>
          <table:table-cell office:value-type="percentage" office:value="1" table:style-name="ce39">
            <text:p>100,0%</text:p>
          </table:table-cell>
          <table:table-cell office:value-type="float" office:value="55788" table:style-name="ce38">
            <text:p>55.788</text:p>
          </table:table-cell>
          <table:table-cell office:value-type="percentage" office:value="0.9999283051333524" table:style-name="ce39">
            <text:p>100,0%</text:p>
          </table:table-cell>
          <table:table-cell office:value-type="float" office:value="71643" table:style-name="ce38">
            <text:p>71.643</text:p>
          </table:table-cell>
          <table:table-cell office:value-type="percentage" office:value="0.97019392232273438" table:style-name="ce39">
            <text:p>97,0%</text:p>
          </table:table-cell>
          <table:table-cell office:value-type="float" office:value="90574" table:style-name="ce38">
            <text:p>90.574</text:p>
          </table:table-cell>
          <table:table-cell office:value-type="percentage" office:value="0.93670755165780706" table:style-name="ce39">
            <text:p>93,7%</text:p>
          </table:table-cell>
          <table:table-cell office:value-type="float" office:value="93228" table:style-name="ce38">
            <text:p>93.228</text:p>
          </table:table-cell>
          <table:table-cell office:value-type="percentage" office:value="0.86320623692153853" table:style-name="ce39">
            <text:p>86,3%</text:p>
          </table:table-cell>
          <table:table-cell office:value-type="float" office:value="60411" table:style-name="ce38">
            <text:p>60.411</text:p>
          </table:table-cell>
          <table:table-cell office:value-type="percentage" office:value="0.74268818922806457" table:style-name="ce39">
            <text:p>74,3%</text:p>
          </table:table-cell>
          <table:table-cell office:value-type="float" office:value="50080" table:style-name="ce38">
            <text:p>50.080</text:p>
          </table:table-cell>
          <table:table-cell office:value-type="percentage" office:value="0.73509768520557195" table:style-name="ce39">
            <text:p>73,5%</text:p>
          </table:table-cell>
          <table:table-cell office:value-type="float" office:value="39449" table:style-name="ce38">
            <text:p>39.449</text:p>
          </table:table-cell>
          <table:table-cell office:value-type="percentage" office:value="0.69959920550471733" table:style-name="ce39">
            <text:p>70,0%</text:p>
          </table:table-cell>
          <table:table-cell office:value-type="float" office:value="503623" table:style-name="ce38">
            <text:p>503.62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6629317077030521" table:style-name="ce39">
            <text:p>86,6%</text:p>
          </table:table-cell>
          <table:table-cell office:value-type="percentage" office:value="0.76168373419722113" table:style-name="ce39">
            <text:p>76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88" table:style-name="ce38">
            <text:p>163.888</text:p>
          </table:table-cell>
          <table:table-cell office:value-type="percentage" office:value="1" table:style-name="ce39">
            <text:p>100,0%</text:p>
          </table:table-cell>
          <table:table-cell office:value-type="float" office:value="213363" table:style-name="ce38">
            <text:p>213.363</text:p>
          </table:table-cell>
          <table:table-cell office:value-type="percentage" office:value="1" table:style-name="ce39">
            <text:p>100,0%</text:p>
          </table:table-cell>
          <table:table-cell office:value-type="float" office:value="276580" table:style-name="ce38">
            <text:p>276.580</text:p>
          </table:table-cell>
          <table:table-cell office:value-type="percentage" office:value="0.98736608370014167" table:style-name="ce39">
            <text:p>98,7%</text:p>
          </table:table-cell>
          <table:table-cell office:value-type="float" office:value="318448" table:style-name="ce38">
            <text:p>318.448</text:p>
          </table:table-cell>
          <table:table-cell office:value-type="percentage" office:value="0.93667512802336628" table:style-name="ce39">
            <text:p>93,7%</text:p>
          </table:table-cell>
          <table:table-cell office:value-type="float" office:value="311663" table:style-name="ce38">
            <text:p>311.663</text:p>
          </table:table-cell>
          <table:table-cell office:value-type="percentage" office:value="0.86063131501409706" table:style-name="ce39">
            <text:p>86,1%</text:p>
          </table:table-cell>
          <table:table-cell office:value-type="float" office:value="188988" table:style-name="ce38">
            <text:p>188.988</text:p>
          </table:table-cell>
          <table:table-cell office:value-type="percentage" office:value="0.72536203237085628" table:style-name="ce39">
            <text:p>72,5%</text:p>
          </table:table-cell>
          <table:table-cell office:value-type="float" office:value="137510" table:style-name="ce38">
            <text:p>137.510</text:p>
          </table:table-cell>
          <table:table-cell office:value-type="percentage" office:value="0.68231663143687915" table:style-name="ce39">
            <text:p>68,2%</text:p>
          </table:table-cell>
          <table:table-cell office:value-type="float" office:value="100874" table:style-name="ce38">
            <text:p>100.874</text:p>
          </table:table-cell>
          <table:table-cell office:value-type="percentage" office:value="0.59828238615470386" table:style-name="ce39">
            <text:p>59,8%</text:p>
          </table:table-cell>
          <table:table-cell office:value-type="float" office:value="1711314" table:style-name="ce38">
            <text:p>1.711.31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625822415260922" table:style-name="ce39">
            <text:p>86,3%</text:p>
          </table:table-cell>
          <table:table-cell office:value-type="percentage" office:value="0.77068719533943641" table:style-name="ce39">
            <text:p>77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6" table:style-name="ce38">
            <text:p>2.386</text:p>
          </table:table-cell>
          <table:table-cell office:value-type="percentage" office:value="0.91593090211132433" table:style-name="ce39">
            <text:p>91,6%</text:p>
          </table:table-cell>
          <table:table-cell office:value-type="float" office:value="3870" table:style-name="ce38">
            <text:p>3.870</text:p>
          </table:table-cell>
          <table:table-cell office:value-type="percentage" office:value="0.89624826308476147" table:style-name="ce39">
            <text:p>89,6%</text:p>
          </table:table-cell>
          <table:table-cell office:value-type="float" office:value="7545" table:style-name="ce38">
            <text:p>7.545</text:p>
          </table:table-cell>
          <table:table-cell office:value-type="percentage" office:value="0.9602901870943108" table:style-name="ce39">
            <text:p>96,0%</text:p>
          </table:table-cell>
          <table:table-cell office:value-type="float" office:value="10297" table:style-name="ce38">
            <text:p>10.297</text:p>
          </table:table-cell>
          <table:table-cell office:value-type="percentage" office:value="0.89105226722049147" table:style-name="ce39">
            <text:p>89,1%</text:p>
          </table:table-cell>
          <table:table-cell office:value-type="float" office:value="10712" table:style-name="ce38">
            <text:p>10.712</text:p>
          </table:table-cell>
          <table:table-cell office:value-type="percentage" office:value="0.84733428255022936" table:style-name="ce39">
            <text:p>84,7%</text:p>
          </table:table-cell>
          <table:table-cell office:value-type="float" office:value="8512" table:style-name="ce38">
            <text:p>8.512</text:p>
          </table:table-cell>
          <table:table-cell office:value-type="percentage" office:value="0.71565495207667729" table:style-name="ce39">
            <text:p>71,6%</text:p>
          </table:table-cell>
          <table:table-cell office:value-type="float" office:value="7905" table:style-name="ce38">
            <text:p>7.905</text:p>
          </table:table-cell>
          <table:table-cell office:value-type="percentage" office:value="0.72079875991611198" table:style-name="ce39">
            <text:p>72,1%</text:p>
          </table:table-cell>
          <table:table-cell office:value-type="float" office:value="6146" table:style-name="ce38">
            <text:p>6.146</text:p>
          </table:table-cell>
          <table:table-cell office:value-type="percentage" office:value="0.67346044269121197" table:style-name="ce39">
            <text:p>67,3%</text:p>
          </table:table-cell>
          <table:table-cell office:value-type="float" office:value="57373" table:style-name="ce38">
            <text:p>57.37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0846896357359266" table:style-name="ce39">
            <text:p>80,8%</text:p>
          </table:table-cell>
          <table:table-cell office:value-type="percentage" office:value="0.68137336405311033" table:style-name="ce39">
            <text:p>68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1" table:style-name="ce38">
            <text:p>2.001</text:p>
          </table:table-cell>
          <table:table-cell office:value-type="percentage" office:value="0.85185185185185186" table:style-name="ce39">
            <text:p>85,2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33" table:style-name="ce38">
            <text:p>7.033</text:p>
          </table:table-cell>
          <table:table-cell office:value-type="percentage" office:value="0.89855627954516415" table:style-name="ce39">
            <text:p>89,9%</text:p>
          </table:table-cell>
          <table:table-cell office:value-type="float" office:value="9456" table:style-name="ce38">
            <text:p>9.456</text:p>
          </table:table-cell>
          <table:table-cell office:value-type="percentage" office:value="0.83688822019647757" table:style-name="ce39">
            <text:p>83,7%</text:p>
          </table:table-cell>
          <table:table-cell office:value-type="float" office:value="9728" table:style-name="ce38">
            <text:p>9.728</text:p>
          </table:table-cell>
          <table:table-cell office:value-type="percentage" office:value="0.81053157807032161" table:style-name="ce39">
            <text:p>81,1%</text:p>
          </table:table-cell>
          <table:table-cell office:value-type="float" office:value="8104" table:style-name="ce38">
            <text:p>8.104</text:p>
          </table:table-cell>
          <table:table-cell office:value-type="percentage" office:value="0.66793043764938598" table:style-name="ce39">
            <text:p>66,8%</text:p>
          </table:table-cell>
          <table:table-cell office:value-type="float" office:value="7778" table:style-name="ce38">
            <text:p>7.778</text:p>
          </table:table-cell>
          <table:table-cell office:value-type="percentage" office:value="0.64843684868695295" table:style-name="ce39">
            <text:p>64,8%</text:p>
          </table:table-cell>
          <table:table-cell office:value-type="float" office:value="6307" table:style-name="ce38">
            <text:p>6.307</text:p>
          </table:table-cell>
          <table:table-cell office:value-type="percentage" office:value="0.65876331731773552" table:style-name="ce39">
            <text:p>65,9%</text:p>
          </table:table-cell>
          <table:table-cell office:value-type="float" office:value="53698" table:style-name="ce38">
            <text:p>53.69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708827385903821" table:style-name="ce39">
            <text:p>75,7%</text:p>
          </table:table-cell>
          <table:table-cell office:value-type="percentage" office:value="0.6166796821167716" table:style-name="ce39">
            <text:p>61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1" table:style-name="ce38">
            <text:p>3.511</text:p>
          </table:table-cell>
          <table:table-cell office:value-type="string" table:style-name="ce39">
            <text:p>-</text:p>
          </table:table-cell>
          <table:table-cell office:value-type="float" office:value="9473" table:style-name="ce38">
            <text:p>9.473</text:p>
          </table:table-cell>
          <table:table-cell office:value-type="string" table:style-name="ce39">
            <text:p>-</text:p>
          </table:table-cell>
          <table:table-cell office:value-type="float" office:value="21873" table:style-name="ce38">
            <text:p>21.873</text:p>
          </table:table-cell>
          <table:table-cell office:value-type="string" table:style-name="ce39">
            <text:p>-</text:p>
          </table:table-cell>
          <table:table-cell office:value-type="float" office:value="31514" table:style-name="ce38">
            <text:p>31.514</text:p>
          </table:table-cell>
          <table:table-cell office:value-type="string" table:style-name="ce39">
            <text:p>-</text:p>
          </table:table-cell>
          <table:table-cell office:value-type="float" office:value="24135" table:style-name="ce38">
            <text:p>24.135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23" table:style-name="ce38">
            <text:p>91.52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4" table:style-name="ce41">
            <text:p>164</text:p>
          </table:table-cell>
          <table:table-cell office:value-type="string" table:style-name="ce42">
            <text:p>-</text:p>
          </table:table-cell>
          <table:table-cell office:value-type="float" office:value="467" table:style-name="ce41">
            <text:p>467</text:p>
          </table:table-cell>
          <table:table-cell office:value-type="string" table:style-name="ce42">
            <text:p>-</text:p>
          </table:table-cell>
          <table:table-cell office:value-type="float" office:value="909" table:style-name="ce41">
            <text:p>909</text:p>
          </table:table-cell>
          <table:table-cell office:value-type="string" table:style-name="ce42">
            <text:p>-</text:p>
          </table:table-cell>
          <table:table-cell office:value-type="float" office:value="1015" table:style-name="ce41">
            <text:p>1.015</text:p>
          </table:table-cell>
          <table:table-cell office:value-type="string" table:style-name="ce42">
            <text:p>-</text:p>
          </table:table-cell>
          <table:table-cell office:value-type="float" office:value="925" table:style-name="ce41">
            <text:p>925</text:p>
          </table:table-cell>
          <table:table-cell office:value-type="string" table:style-name="ce42">
            <text:p>-</text:p>
          </table:table-cell>
          <table:table-cell office:value-type="float" office:value="132" table:style-name="ce41">
            <text:p>132</text:p>
          </table:table-cell>
          <table:table-cell office:value-type="string" table:style-name="ce42">
            <text:p>-</text:p>
          </table:table-cell>
          <table:table-cell office:value-type="float" office:value="3655" table:style-name="ce41">
            <text:p>3.65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277" table:style-name="ce45">
            <text:p>2.931.277</text:p>
          </table:table-cell>
          <table:table-cell office:value-type="percentage" office:value="1" table:style-name="ce46">
            <text:p>100,0%</text:p>
          </table:table-cell>
          <table:table-cell office:value-type="float" office:value="3930315" table:style-name="ce45">
            <text:p>3.930.315</text:p>
          </table:table-cell>
          <table:table-cell office:value-type="percentage" office:value="0.99249250955481572" table:style-name="ce46">
            <text:p>99,2%</text:p>
          </table:table-cell>
          <table:table-cell office:value-type="float" office:value="5227935" table:style-name="ce45">
            <text:p>5.227.935</text:p>
          </table:table-cell>
          <table:table-cell office:value-type="percentage" office:value="0.97956693159772201" table:style-name="ce46">
            <text:p>98,0%</text:p>
          </table:table-cell>
          <table:table-cell office:value-type="float" office:value="6575639" table:style-name="ce45">
            <text:p>6.575.639</text:p>
          </table:table-cell>
          <table:table-cell office:value-type="percentage" office:value="0.93492860967516556" table:style-name="ce46">
            <text:p>93,5%</text:p>
          </table:table-cell>
          <table:table-cell office:value-type="float" office:value="6787674" table:style-name="ce45">
            <text:p>6.787.674</text:p>
          </table:table-cell>
          <table:table-cell office:value-type="percentage" office:value="0.86009886036496153" table:style-name="ce46">
            <text:p>86,0%</text:p>
          </table:table-cell>
          <table:table-cell office:value-type="float" office:value="4595769" table:style-name="ce45">
            <text:p>4.595.769</text:p>
          </table:table-cell>
          <table:table-cell office:value-type="percentage" office:value="0.73763591215528113" table:style-name="ce46">
            <text:p>73,8%</text:p>
          </table:table-cell>
          <table:table-cell office:value-type="float" office:value="3552129" table:style-name="ce45">
            <text:p>3.552.129</text:p>
          </table:table-cell>
          <table:table-cell office:value-type="percentage" office:value="0.71837970003882989" table:style-name="ce46">
            <text:p>71,8%</text:p>
          </table:table-cell>
          <table:table-cell office:value-type="float" office:value="2636779" table:style-name="ce45">
            <text:p>2.636.779</text:p>
          </table:table-cell>
          <table:table-cell office:value-type="percentage" office:value="0.67806426129546071" table:style-name="ce46">
            <text:p>67,8%</text:p>
          </table:table-cell>
          <table:table-cell office:value-type="float" office:value="36237517" table:style-name="ce45">
            <text:p>36.237.51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6034344348090508" table:style-name="ce46">
            <text:p>86,0%</text:p>
          </table:table-cell>
          <table:table-cell office:value-type="percentage" office:value="0.76368619324502363" table:style-name="ce46">
            <text:p>76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413" table:style-name="ce35">
            <text:p>426.413</text:p>
          </table:table-cell>
          <table:table-cell office:value-type="percentage" office:value="1" table:style-name="ce36">
            <text:p>100,0%</text:p>
          </table:table-cell>
          <table:table-cell office:value-type="float" office:value="646402" table:style-name="ce35">
            <text:p>646.402</text:p>
          </table:table-cell>
          <table:table-cell office:value-type="percentage" office:value="0.99388204759979148" table:style-name="ce36">
            <text:p>99,4%</text:p>
          </table:table-cell>
          <table:table-cell office:value-type="float" office:value="897317" table:style-name="ce35">
            <text:p>897.317</text:p>
          </table:table-cell>
          <table:table-cell office:value-type="percentage" office:value="0.97944652986911485" table:style-name="ce36">
            <text:p>97,9%</text:p>
          </table:table-cell>
          <table:table-cell office:value-type="float" office:value="1175982" table:style-name="ce35">
            <text:p>1.175.982</text:p>
          </table:table-cell>
          <table:table-cell office:value-type="percentage" office:value="0.92961460718833921" table:style-name="ce36">
            <text:p>93,0%</text:p>
          </table:table-cell>
          <table:table-cell office:value-type="float" office:value="1181912" table:style-name="ce35">
            <text:p>1.181.912</text:p>
          </table:table-cell>
          <table:table-cell office:value-type="percentage" office:value="0.85329582980173468" table:style-name="ce36">
            <text:p>85,3%</text:p>
          </table:table-cell>
          <table:table-cell office:value-type="float" office:value="804638" table:style-name="ce35">
            <text:p>804.638</text:p>
          </table:table-cell>
          <table:table-cell office:value-type="percentage" office:value="0.70568847859661799" table:style-name="ce36">
            <text:p>70,6%</text:p>
          </table:table-cell>
          <table:table-cell office:value-type="float" office:value="555563" table:style-name="ce35">
            <text:p>555.563</text:p>
          </table:table-cell>
          <table:table-cell office:value-type="percentage" office:value="0.59823382205988762" table:style-name="ce36">
            <text:p>59,8%</text:p>
          </table:table-cell>
          <table:table-cell office:value-type="float" office:value="181676" table:style-name="ce35">
            <text:p>181.676</text:p>
          </table:table-cell>
          <table:table-cell office:value-type="percentage" office:value="0.24129939023013466" table:style-name="ce36">
            <text:p>24,1%</text:p>
          </table:table-cell>
          <table:table-cell office:value-type="float" office:value="5869903" table:style-name="ce35">
            <text:p>5.869.90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8769762378429875" table:style-name="ce36">
            <text:p>78,8%</text:p>
          </table:table-cell>
          <table:table-cell office:value-type="percentage" office:value="0.69348038510889887" table:style-name="ce36">
            <text:p>69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79" table:style-name="ce38">
            <text:p>99.379</text:p>
          </table:table-cell>
          <table:table-cell office:value-type="percentage" office:value="1" table:style-name="ce39">
            <text:p>100,0%</text:p>
          </table:table-cell>
          <table:table-cell office:value-type="float" office:value="117913" table:style-name="ce38">
            <text:p>117.913</text:p>
          </table:table-cell>
          <table:table-cell office:value-type="percentage" office:value="0.99124038501954526" table:style-name="ce39">
            <text:p>99,1%</text:p>
          </table:table-cell>
          <table:table-cell office:value-type="float" office:value="149183" table:style-name="ce38">
            <text:p>149.183</text:p>
          </table:table-cell>
          <table:table-cell office:value-type="percentage" office:value="0.95405680226646283" table:style-name="ce39">
            <text:p>95,4%</text:p>
          </table:table-cell>
          <table:table-cell office:value-type="float" office:value="178986" table:style-name="ce38">
            <text:p>178.986</text:p>
          </table:table-cell>
          <table:table-cell office:value-type="percentage" office:value="0.90275690234331651" table:style-name="ce39">
            <text:p>90,3%</text:p>
          </table:table-cell>
          <table:table-cell office:value-type="float" office:value="176934" table:style-name="ce38">
            <text:p>176.934</text:p>
          </table:table-cell>
          <table:table-cell office:value-type="percentage" office:value="0.82316707220053686" table:style-name="ce39">
            <text:p>82,3%</text:p>
          </table:table-cell>
          <table:table-cell office:value-type="float" office:value="108255" table:style-name="ce38">
            <text:p>108.255</text:p>
          </table:table-cell>
          <table:table-cell office:value-type="percentage" office:value="0.65894233227420473" table:style-name="ce39">
            <text:p>65,9%</text:p>
          </table:table-cell>
          <table:table-cell office:value-type="float" office:value="79183" table:style-name="ce38">
            <text:p>79.183</text:p>
          </table:table-cell>
          <table:table-cell office:value-type="percentage" office:value="0.60722693844372355" table:style-name="ce39">
            <text:p>60,7%</text:p>
          </table:table-cell>
          <table:table-cell office:value-type="float" office:value="33660" table:style-name="ce38">
            <text:p>33.660</text:p>
          </table:table-cell>
          <table:table-cell office:value-type="percentage" office:value="0.32645064931286311" table:style-name="ce39">
            <text:p>32,6%</text:p>
          </table:table-cell>
          <table:table-cell office:value-type="float" office:value="943493" table:style-name="ce38">
            <text:p>943.49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9610660060381355" table:style-name="ce39">
            <text:p>79,6%</text:p>
          </table:table-cell>
          <table:table-cell office:value-type="percentage" office:value="0.70971820931539331" table:style-name="ce39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26" table:style-name="ce38">
            <text:p>87.826</text:p>
          </table:table-cell>
          <table:table-cell office:value-type="percentage" office:value="1" table:style-name="ce39">
            <text:p>100,0%</text:p>
          </table:table-cell>
          <table:table-cell office:value-type="float" office:value="113582" table:style-name="ce38">
            <text:p>113.582</text:p>
          </table:table-cell>
          <table:table-cell office:value-type="percentage" office:value="1" table:style-name="ce39">
            <text:p>100,0%</text:p>
          </table:table-cell>
          <table:table-cell office:value-type="float" office:value="144968" table:style-name="ce38">
            <text:p>144.968</text:p>
          </table:table-cell>
          <table:table-cell office:value-type="percentage" office:value="0.96870071900141663" table:style-name="ce39">
            <text:p>96,9%</text:p>
          </table:table-cell>
          <table:table-cell office:value-type="float" office:value="149822" table:style-name="ce38">
            <text:p>149.822</text:p>
          </table:table-cell>
          <table:table-cell office:value-type="percentage" office:value="0.92115958068185311" table:style-name="ce39">
            <text:p>92,1%</text:p>
          </table:table-cell>
          <table:table-cell office:value-type="float" office:value="145184" table:style-name="ce38">
            <text:p>145.184</text:p>
          </table:table-cell>
          <table:table-cell office:value-type="percentage" office:value="0.86940171144898293" table:style-name="ce39">
            <text:p>86,9%</text:p>
          </table:table-cell>
          <table:table-cell office:value-type="float" office:value="80822" table:style-name="ce38">
            <text:p>80.822</text:p>
          </table:table-cell>
          <table:table-cell office:value-type="percentage" office:value="0.7061711999021415" table:style-name="ce39">
            <text:p>70,6%</text:p>
          </table:table-cell>
          <table:table-cell office:value-type="float" office:value="50586" table:style-name="ce38">
            <text:p>50.586</text:p>
          </table:table-cell>
          <table:table-cell office:value-type="percentage" office:value="0.63943067335768733" table:style-name="ce39">
            <text:p>63,9%</text:p>
          </table:table-cell>
          <table:table-cell office:value-type="float" office:value="18092" table:style-name="ce38">
            <text:p>18.092</text:p>
          </table:table-cell>
          <table:table-cell office:value-type="percentage" office:value="0.28268749999999998" table:style-name="ce39">
            <text:p>28,3%</text:p>
          </table:table-cell>
          <table:table-cell office:value-type="float" office:value="790882" table:style-name="ce38">
            <text:p>790.88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4683492392874393" table:style-name="ce39">
            <text:p>84,7%</text:p>
          </table:table-cell>
          <table:table-cell office:value-type="percentage" office:value="0.77629998115400323" table:style-name="ce3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64" table:style-name="ce38">
            <text:p>50.464</text:p>
          </table:table-cell>
          <table:table-cell office:value-type="percentage" office:value="1" table:style-name="ce39">
            <text:p>100,0%</text:p>
          </table:table-cell>
          <table:table-cell office:value-type="float" office:value="78053" table:style-name="ce38">
            <text:p>78.053</text:p>
          </table:table-cell>
          <table:table-cell office:value-type="percentage" office:value="0.96940980674648514" table:style-name="ce39">
            <text:p>96,9%</text:p>
          </table:table-cell>
          <table:table-cell office:value-type="float" office:value="105219" table:style-name="ce38">
            <text:p>105.219</text:p>
          </table:table-cell>
          <table:table-cell office:value-type="percentage" office:value="0.89753563477237253" table:style-name="ce39">
            <text:p>89,8%</text:p>
          </table:table-cell>
          <table:table-cell office:value-type="float" office:value="142634" table:style-name="ce38">
            <text:p>142.634</text:p>
          </table:table-cell>
          <table:table-cell office:value-type="percentage" office:value="0.86029300892054739" table:style-name="ce39">
            <text:p>86,0%</text:p>
          </table:table-cell>
          <table:table-cell office:value-type="float" office:value="153901" table:style-name="ce38">
            <text:p>153.901</text:p>
          </table:table-cell>
          <table:table-cell office:value-type="percentage" office:value="0.74646896765807191" table:style-name="ce39">
            <text:p>74,6%</text:p>
          </table:table-cell>
          <table:table-cell office:value-type="float" office:value="105149" table:style-name="ce38">
            <text:p>105.149</text:p>
          </table:table-cell>
          <table:table-cell office:value-type="percentage" office:value="0.577148753753012" table:style-name="ce39">
            <text:p>57,7%</text:p>
          </table:table-cell>
          <table:table-cell office:value-type="float" office:value="76280" table:style-name="ce38">
            <text:p>76.280</text:p>
          </table:table-cell>
          <table:table-cell office:value-type="percentage" office:value="0.55298603761000997" table:style-name="ce39">
            <text:p>55,3%</text:p>
          </table:table-cell>
          <table:table-cell office:value-type="float" office:value="52109" table:style-name="ce38">
            <text:p>52.109</text:p>
          </table:table-cell>
          <table:table-cell office:value-type="percentage" office:value="0.54575827398408039" table:style-name="ce39">
            <text:p>54,6%</text:p>
          </table:table-cell>
          <table:table-cell office:value-type="float" office:value="763809" table:style-name="ce38">
            <text:p>763.80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3807455450797055" table:style-name="ce39">
            <text:p>73,8%</text:p>
          </table:table-cell>
          <table:table-cell office:value-type="percentage" office:value="0.65196838699049031" table:style-name="ce39">
            <text:p>65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112" table:style-name="ce38">
            <text:p>91.112</text:p>
          </table:table-cell>
          <table:table-cell office:value-type="percentage" office:value="1" table:style-name="ce39">
            <text:p>100,0%</text:p>
          </table:table-cell>
          <table:table-cell office:value-type="float" office:value="148938" table:style-name="ce38">
            <text:p>148.938</text:p>
          </table:table-cell>
          <table:table-cell office:value-type="percentage" office:value="0.96380661485397756" table:style-name="ce39">
            <text:p>96,4%</text:p>
          </table:table-cell>
          <table:table-cell office:value-type="float" office:value="210861" table:style-name="ce38">
            <text:p>210.861</text:p>
          </table:table-cell>
          <table:table-cell office:value-type="percentage" office:value="0.89692971262314325" table:style-name="ce39">
            <text:p>89,7%</text:p>
          </table:table-cell>
          <table:table-cell office:value-type="float" office:value="311256" table:style-name="ce38">
            <text:p>311.256</text:p>
          </table:table-cell>
          <table:table-cell office:value-type="percentage" office:value="0.88800383439083397" table:style-name="ce39">
            <text:p>88,8%</text:p>
          </table:table-cell>
          <table:table-cell office:value-type="float" office:value="300403" table:style-name="ce38">
            <text:p>300.403</text:p>
          </table:table-cell>
          <table:table-cell office:value-type="percentage" office:value="0.77438621998123347" table:style-name="ce39">
            <text:p>77,4%</text:p>
          </table:table-cell>
          <table:table-cell office:value-type="float" office:value="194111" table:style-name="ce38">
            <text:p>194.111</text:p>
          </table:table-cell>
          <table:table-cell office:value-type="percentage" office:value="0.62428361002656507" table:style-name="ce39">
            <text:p>62,4%</text:p>
          </table:table-cell>
          <table:table-cell office:value-type="float" office:value="145258" table:style-name="ce38">
            <text:p>145.258</text:p>
          </table:table-cell>
          <table:table-cell office:value-type="percentage" office:value="0.57699763255318814" table:style-name="ce39">
            <text:p>57,7%</text:p>
          </table:table-cell>
          <table:table-cell office:value-type="float" office:value="71049" table:style-name="ce38">
            <text:p>71.049</text:p>
          </table:table-cell>
          <table:table-cell office:value-type="percentage" office:value="0.3951623219519792" table:style-name="ce39">
            <text:p>39,5%</text:p>
          </table:table-cell>
          <table:table-cell office:value-type="float" office:value="1472988" table:style-name="ce38">
            <text:p>1.472.98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5122783145839345" table:style-name="ce39">
            <text:p>75,1%</text:p>
          </table:table-cell>
          <table:table-cell office:value-type="percentage" office:value="0.67693956484334217" table:style-name="ce39">
            <text:p>67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9" table:style-name="ce38">
            <text:p>41.869</text:p>
          </table:table-cell>
          <table:table-cell office:value-type="percentage" office:value="1" table:style-name="ce39">
            <text:p>100,0%</text:p>
          </table:table-cell>
          <table:table-cell office:value-type="float" office:value="55628" table:style-name="ce38">
            <text:p>55.628</text:p>
          </table:table-cell>
          <table:table-cell office:value-type="percentage" office:value="1" table:style-name="ce39">
            <text:p>100,0%</text:p>
          </table:table-cell>
          <table:table-cell office:value-type="float" office:value="74715" table:style-name="ce38">
            <text:p>74.715</text:p>
          </table:table-cell>
          <table:table-cell office:value-type="percentage" office:value="0.96599650914732693" table:style-name="ce39">
            <text:p>96,6%</text:p>
          </table:table-cell>
          <table:table-cell office:value-type="float" office:value="80971" table:style-name="ce38">
            <text:p>80.971</text:p>
          </table:table-cell>
          <table:table-cell office:value-type="percentage" office:value="0.9000377928949358" table:style-name="ce39">
            <text:p>90,0%</text:p>
          </table:table-cell>
          <table:table-cell office:value-type="float" office:value="81469" table:style-name="ce38">
            <text:p>81.469</text:p>
          </table:table-cell>
          <table:table-cell office:value-type="percentage" office:value="0.83328048768014407" table:style-name="ce39">
            <text:p>83,3%</text:p>
          </table:table-cell>
          <table:table-cell office:value-type="float" office:value="41074" table:style-name="ce38">
            <text:p>41.074</text:p>
          </table:table-cell>
          <table:table-cell office:value-type="percentage" office:value="0.58283314177060719" table:style-name="ce39">
            <text:p>58,3%</text:p>
          </table:table-cell>
          <table:table-cell office:value-type="float" office:value="17688" table:style-name="ce38">
            <text:p>17.688</text:p>
          </table:table-cell>
          <table:table-cell office:value-type="percentage" office:value="0.35022275022275023" table:style-name="ce39">
            <text:p>35,0%</text:p>
          </table:table-cell>
          <table:table-cell office:value-type="float" office:value="1913" table:style-name="ce38">
            <text:p>1.913</text:p>
          </table:table-cell>
          <table:table-cell office:value-type="percentage" office:value="4.3513863931032917E-2" table:style-name="ce39">
            <text:p>4,4%</text:p>
          </table:table-cell>
          <table:table-cell office:value-type="float" office:value="395327" table:style-name="ce38">
            <text:p>395.32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5425803288134363" table:style-name="ce39">
            <text:p>75,4%</text:p>
          </table:table-cell>
          <table:table-cell office:value-type="percentage" office:value="0.67820142218714885" table:style-name="ce39">
            <text:p>6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94" table:style-name="ce38">
            <text:p>226.194</text:p>
          </table:table-cell>
          <table:table-cell office:value-type="percentage" office:value="1" table:style-name="ce39">
            <text:p>100,0%</text:p>
          </table:table-cell>
          <table:table-cell office:value-type="float" office:value="248246" table:style-name="ce38">
            <text:p>248.246</text:p>
          </table:table-cell>
          <table:table-cell office:value-type="percentage" office:value="1" table:style-name="ce39">
            <text:p>100,0%</text:p>
          </table:table-cell>
          <table:table-cell office:value-type="float" office:value="310259" table:style-name="ce38">
            <text:p>310.259</text:p>
          </table:table-cell>
          <table:table-cell office:value-type="percentage" office:value="0.97389625676842184" table:style-name="ce39">
            <text:p>97,4%</text:p>
          </table:table-cell>
          <table:table-cell office:value-type="float" office:value="341514" table:style-name="ce38">
            <text:p>341.514</text:p>
          </table:table-cell>
          <table:table-cell office:value-type="percentage" office:value="0.89595067882206336" table:style-name="ce39">
            <text:p>89,6%</text:p>
          </table:table-cell>
          <table:table-cell office:value-type="float" office:value="305246" table:style-name="ce38">
            <text:p>305.246</text:p>
          </table:table-cell>
          <table:table-cell office:value-type="percentage" office:value="0.84019212507397367" table:style-name="ce39">
            <text:p>84,0%</text:p>
          </table:table-cell>
          <table:table-cell office:value-type="float" office:value="188535" table:style-name="ce38">
            <text:p>188.535</text:p>
          </table:table-cell>
          <table:table-cell office:value-type="percentage" office:value="0.70405888349895251" table:style-name="ce39">
            <text:p>70,4%</text:p>
          </table:table-cell>
          <table:table-cell office:value-type="float" office:value="105909" table:style-name="ce38">
            <text:p>105.909</text:p>
          </table:table-cell>
          <table:table-cell office:value-type="percentage" office:value="0.50192411590191743" table:style-name="ce39">
            <text:p>50,2%</text:p>
          </table:table-cell>
          <table:table-cell office:value-type="float" office:value="14317" table:style-name="ce38">
            <text:p>14.317</text:p>
          </table:table-cell>
          <table:table-cell office:value-type="percentage" office:value="8.6590219061097609E-2" table:style-name="ce39">
            <text:p>8,7%</text:p>
          </table:table-cell>
          <table:table-cell office:value-type="float" office:value="1740220" table:style-name="ce38">
            <text:p>1.740.22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9964048297693324" table:style-name="ce39">
            <text:p>80,0%</text:p>
          </table:table-cell>
          <table:table-cell office:value-type="percentage" office:value="0.72663030634034231" table:style-name="ce39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16" table:style-name="ce38">
            <text:p>135.516</text:p>
          </table:table-cell>
          <table:table-cell office:value-type="percentage" office:value="1" table:style-name="ce39">
            <text:p>100,0%</text:p>
          </table:table-cell>
          <table:table-cell office:value-type="float" office:value="156374" table:style-name="ce38">
            <text:p>156.374</text:p>
          </table:table-cell>
          <table:table-cell office:value-type="percentage" office:value="0.98285994431210366" table:style-name="ce39">
            <text:p>98,3%</text:p>
          </table:table-cell>
          <table:table-cell office:value-type="float" office:value="210987" table:style-name="ce38">
            <text:p>210.987</text:p>
          </table:table-cell>
          <table:table-cell office:value-type="percentage" office:value="0.96586310450275581" table:style-name="ce39">
            <text:p>96,6%</text:p>
          </table:table-cell>
          <table:table-cell office:value-type="float" office:value="272994" table:style-name="ce38">
            <text:p>272.994</text:p>
          </table:table-cell>
          <table:table-cell office:value-type="percentage" office:value="0.88784888674962115" table:style-name="ce39">
            <text:p>88,8%</text:p>
          </table:table-cell>
          <table:table-cell office:value-type="float" office:value="268207" table:style-name="ce38">
            <text:p>268.207</text:p>
          </table:table-cell>
          <table:table-cell office:value-type="percentage" office:value="0.81126117269853748" table:style-name="ce39">
            <text:p>81,1%</text:p>
          </table:table-cell>
          <table:table-cell office:value-type="float" office:value="178059" table:style-name="ce38">
            <text:p>178.059</text:p>
          </table:table-cell>
          <table:table-cell office:value-type="percentage" office:value="0.66964396523518155" table:style-name="ce39">
            <text:p>67,0%</text:p>
          </table:table-cell>
          <table:table-cell office:value-type="float" office:value="129670" table:style-name="ce38">
            <text:p>129.670</text:p>
          </table:table-cell>
          <table:table-cell office:value-type="percentage" office:value="0.59457377492675012" table:style-name="ce39">
            <text:p>59,5%</text:p>
          </table:table-cell>
          <table:table-cell office:value-type="float" office:value="34104" table:style-name="ce38">
            <text:p>34.104</text:p>
          </table:table-cell>
          <table:table-cell office:value-type="percentage" office:value="0.19603154530614122" table:style-name="ce39">
            <text:p>19,6%</text:p>
          </table:table-cell>
          <table:table-cell office:value-type="float" office:value="1385911" table:style-name="ce38">
            <text:p>1.385.91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6621144371024952" table:style-name="ce39">
            <text:p>76,6%</text:p>
          </table:table-cell>
          <table:table-cell office:value-type="percentage" office:value="0.67763385961712697" table:style-name="ce39">
            <text:p>6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257" table:style-name="ce38">
            <text:p>450.257</text:p>
          </table:table-cell>
          <table:table-cell office:value-type="percentage" office:value="1" table:style-name="ce39">
            <text:p>100,0%</text:p>
          </table:table-cell>
          <table:table-cell office:value-type="float" office:value="607760" table:style-name="ce38">
            <text:p>607.760</text:p>
          </table:table-cell>
          <table:table-cell office:value-type="percentage" office:value="0.95666244813408641" table:style-name="ce39">
            <text:p>95,7%</text:p>
          </table:table-cell>
          <table:table-cell office:value-type="float" office:value="768011" table:style-name="ce38">
            <text:p>768.011</text:p>
          </table:table-cell>
          <table:table-cell office:value-type="percentage" office:value="0.91693609237998819" table:style-name="ce39">
            <text:p>91,7%</text:p>
          </table:table-cell>
          <table:table-cell office:value-type="float" office:value="940828" table:style-name="ce38">
            <text:p>940.828</text:p>
          </table:table-cell>
          <table:table-cell office:value-type="percentage" office:value="0.86173771272600708" table:style-name="ce39">
            <text:p>86,2%</text:p>
          </table:table-cell>
          <table:table-cell office:value-type="float" office:value="1040831" table:style-name="ce38">
            <text:p>1.040.831</text:p>
          </table:table-cell>
          <table:table-cell office:value-type="percentage" office:value="0.79045152666972973" table:style-name="ce39">
            <text:p>79,0%</text:p>
          </table:table-cell>
          <table:table-cell office:value-type="float" office:value="617388" table:style-name="ce38">
            <text:p>617.388</text:p>
          </table:table-cell>
          <table:table-cell office:value-type="percentage" office:value="0.59099872493423644" table:style-name="ce39">
            <text:p>59,1%</text:p>
          </table:table-cell>
          <table:table-cell office:value-type="float" office:value="449038" table:style-name="ce38">
            <text:p>449.038</text:p>
          </table:table-cell>
          <table:table-cell office:value-type="percentage" office:value="0.53524766519456213" table:style-name="ce39">
            <text:p>53,5%</text:p>
          </table:table-cell>
          <table:table-cell office:value-type="float" office:value="210091" table:style-name="ce38">
            <text:p>210.091</text:p>
          </table:table-cell>
          <table:table-cell office:value-type="percentage" office:value="0.32017964966182338" table:style-name="ce39">
            <text:p>32,0%</text:p>
          </table:table-cell>
          <table:table-cell office:value-type="float" office:value="5084204" table:style-name="ce38">
            <text:p>5.084.20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4023551473714244" table:style-name="ce39">
            <text:p>74,0%</text:p>
          </table:table-cell>
          <table:table-cell office:value-type="percentage" office:value="0.65345642601181753" table:style-name="ce39">
            <text:p>65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048" table:style-name="ce38">
            <text:p>292.048</text:p>
          </table:table-cell>
          <table:table-cell office:value-type="percentage" office:value="1" table:style-name="ce39">
            <text:p>100,0%</text:p>
          </table:table-cell>
          <table:table-cell office:value-type="float" office:value="429254" table:style-name="ce38">
            <text:p>429.254</text:p>
          </table:table-cell>
          <table:table-cell office:value-type="percentage" office:value="0.98034083798091631" table:style-name="ce39">
            <text:p>98,0%</text:p>
          </table:table-cell>
          <table:table-cell office:value-type="float" office:value="542836" table:style-name="ce38">
            <text:p>542.836</text:p>
          </table:table-cell>
          <table:table-cell office:value-type="percentage" office:value="0.93475086443222988" table:style-name="ce39">
            <text:p>93,5%</text:p>
          </table:table-cell>
          <table:table-cell office:value-type="float" office:value="697430" table:style-name="ce38">
            <text:p>697.430</text:p>
          </table:table-cell>
          <table:table-cell office:value-type="percentage" office:value="0.92702177490316806" table:style-name="ce39">
            <text:p>92,7%</text:p>
          </table:table-cell>
          <table:table-cell office:value-type="float" office:value="714995" table:style-name="ce38">
            <text:p>714.995</text:p>
          </table:table-cell>
          <table:table-cell office:value-type="percentage" office:value="0.83960201411950375" table:style-name="ce39">
            <text:p>84,0%</text:p>
          </table:table-cell>
          <table:table-cell office:value-type="float" office:value="421972" table:style-name="ce38">
            <text:p>421.972</text:p>
          </table:table-cell>
          <table:table-cell office:value-type="percentage" office:value="0.65042951234587887" table:style-name="ce39">
            <text:p>65,0%</text:p>
          </table:table-cell>
          <table:table-cell office:value-type="float" office:value="242823" table:style-name="ce38">
            <text:p>242.823</text:p>
          </table:table-cell>
          <table:table-cell office:value-type="percentage" office:value="0.47047232652491833" table:style-name="ce39">
            <text:p>47,0%</text:p>
          </table:table-cell>
          <table:table-cell office:value-type="float" office:value="31011" table:style-name="ce38">
            <text:p>31.011</text:p>
          </table:table-cell>
          <table:table-cell office:value-type="percentage" office:value="7.3047669074814331E-2" table:style-name="ce39">
            <text:p>7,3%</text:p>
          </table:table-cell>
          <table:table-cell office:value-type="float" office:value="3372369" table:style-name="ce38">
            <text:p>3.372.36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5134227582339508" table:style-name="ce39">
            <text:p>75,1%</text:p>
          </table:table-cell>
          <table:table-cell office:value-type="percentage" office:value="0.66682491809450517" table:style-name="ce39">
            <text:p>66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23" table:style-name="ce38">
            <text:p>77.023</text:p>
          </table:table-cell>
          <table:table-cell office:value-type="percentage" office:value="1" table:style-name="ce39">
            <text:p>100,0%</text:p>
          </table:table-cell>
          <table:table-cell office:value-type="float" office:value="95034" table:style-name="ce38">
            <text:p>95.034</text:p>
          </table:table-cell>
          <table:table-cell office:value-type="percentage" office:value="1" table:style-name="ce39">
            <text:p>100,0%</text:p>
          </table:table-cell>
          <table:table-cell office:value-type="float" office:value="129354" table:style-name="ce38">
            <text:p>129.354</text:p>
          </table:table-cell>
          <table:table-cell office:value-type="percentage" office:value="1.0323790673360096" table:style-name="ce39">
            <text:p>103,2%</text:p>
          </table:table-cell>
          <table:table-cell office:value-type="float" office:value="158231" table:style-name="ce38">
            <text:p>158.231</text:p>
          </table:table-cell>
          <table:table-cell office:value-type="percentage" office:value="0.9350829708774584" table:style-name="ce39">
            <text:p>93,5%</text:p>
          </table:table-cell>
          <table:table-cell office:value-type="float" office:value="141457" table:style-name="ce38">
            <text:p>141.457</text:p>
          </table:table-cell>
          <table:table-cell office:value-type="percentage" office:value="0.88691110637390747" table:style-name="ce39">
            <text:p>88,7%</text:p>
          </table:table-cell>
          <table:table-cell office:value-type="float" office:value="102650" table:style-name="ce38">
            <text:p>102.650</text:p>
          </table:table-cell>
          <table:table-cell office:value-type="percentage" office:value="0.76903482944882717" table:style-name="ce39">
            <text:p>76,9%</text:p>
          </table:table-cell>
          <table:table-cell office:value-type="float" office:value="60955" table:style-name="ce38">
            <text:p>60.955</text:p>
          </table:table-cell>
          <table:table-cell office:value-type="percentage" office:value="0.53790151782562656" table:style-name="ce39">
            <text:p>53,8%</text:p>
          </table:table-cell>
          <table:table-cell office:value-type="float" office:value="8341" table:style-name="ce38">
            <text:p>8.341</text:p>
          </table:table-cell>
          <table:table-cell office:value-type="percentage" office:value="9.8418879056047195E-2" table:style-name="ce39">
            <text:p>9,8%</text:p>
          </table:table-cell>
          <table:table-cell office:value-type="float" office:value="773045" table:style-name="ce38">
            <text:p>773.04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1079819641989981" table:style-name="ce39">
            <text:p>81,1%</text:p>
          </table:table-cell>
          <table:table-cell office:value-type="percentage" office:value="0.72655492971248714" table:style-name="ce39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826" table:style-name="ce38">
            <text:p>239.826</text:p>
          </table:table-cell>
          <table:table-cell office:value-type="percentage" office:value="1" table:style-name="ce39">
            <text:p>100,0%</text:p>
          </table:table-cell>
          <table:table-cell office:value-type="float" office:value="288995" table:style-name="ce38">
            <text:p>288.995</text:p>
          </table:table-cell>
          <table:table-cell office:value-type="percentage" office:value="0.99735300004831551" table:style-name="ce39">
            <text:p>99,7%</text:p>
          </table:table-cell>
          <table:table-cell office:value-type="float" office:value="338989" table:style-name="ce38">
            <text:p>338.989</text:p>
          </table:table-cell>
          <table:table-cell office:value-type="percentage" office:value="0.97711910574847161" table:style-name="ce39">
            <text:p>97,7%</text:p>
          </table:table-cell>
          <table:table-cell office:value-type="float" office:value="382629" table:style-name="ce38">
            <text:p>382.629</text:p>
          </table:table-cell>
          <table:table-cell office:value-type="percentage" office:value="0.94269369211779575" table:style-name="ce39">
            <text:p>94,3%</text:p>
          </table:table-cell>
          <table:table-cell office:value-type="float" office:value="392826" table:style-name="ce38">
            <text:p>392.826</text:p>
          </table:table-cell>
          <table:table-cell office:value-type="percentage" office:value="0.88629825752841129" table:style-name="ce39">
            <text:p>88,6%</text:p>
          </table:table-cell>
          <table:table-cell office:value-type="float" office:value="230412" table:style-name="ce38">
            <text:p>230.412</text:p>
          </table:table-cell>
          <table:table-cell office:value-type="percentage" office:value="0.71244990847474399" table:style-name="ce39">
            <text:p>71,2%</text:p>
          </table:table-cell>
          <table:table-cell office:value-type="float" office:value="68782" table:style-name="ce38">
            <text:p>68.782</text:p>
          </table:table-cell>
          <table:table-cell office:value-type="percentage" office:value="0.29778206865499762" table:style-name="ce39">
            <text:p>29,8%</text:p>
          </table:table-cell>
          <table:table-cell office:value-type="float" office:value="21647" table:style-name="ce38">
            <text:p>21.647</text:p>
          </table:table-cell>
          <table:table-cell office:value-type="percentage" office:value="0.12025643447199276" table:style-name="ce39">
            <text:p>12,0%</text:p>
          </table:table-cell>
          <table:table-cell office:value-type="float" office:value="1964106" table:style-name="ce38">
            <text:p>1.964.10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002071300148258" table:style-name="ce39">
            <text:p>80,0%</text:p>
          </table:table-cell>
          <table:table-cell office:value-type="percentage" office:value="0.72695691310187693" table:style-name="ce39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4" table:style-name="ce38">
            <text:p>23.104</text:p>
          </table:table-cell>
          <table:table-cell office:value-type="percentage" office:value="1" table:style-name="ce39">
            <text:p>100,0%</text:p>
          </table:table-cell>
          <table:table-cell office:value-type="float" office:value="28465" table:style-name="ce38">
            <text:p>28.465</text:p>
          </table:table-cell>
          <table:table-cell office:value-type="percentage" office:value="1" table:style-name="ce39">
            <text:p>100,0%</text:p>
          </table:table-cell>
          <table:table-cell office:value-type="float" office:value="36495" table:style-name="ce38">
            <text:p>36.495</text:p>
          </table:table-cell>
          <table:table-cell office:value-type="percentage" office:value="0.96757516305212365" table:style-name="ce39">
            <text:p>96,8%</text:p>
          </table:table-cell>
          <table:table-cell office:value-type="float" office:value="43679" table:style-name="ce38">
            <text:p>43.679</text:p>
          </table:table-cell>
          <table:table-cell office:value-type="percentage" office:value="0.91639392413561593" table:style-name="ce39">
            <text:p>91,6%</text:p>
          </table:table-cell>
          <table:table-cell office:value-type="float" office:value="44546" table:style-name="ce38">
            <text:p>44.546</text:p>
          </table:table-cell>
          <table:table-cell office:value-type="percentage" office:value="0.84133189793567154" table:style-name="ce39">
            <text:p>84,1%</text:p>
          </table:table-cell>
          <table:table-cell office:value-type="float" office:value="25855" table:style-name="ce38">
            <text:p>25.855</text:p>
          </table:table-cell>
          <table:table-cell office:value-type="percentage" office:value="0.65757013148859333" table:style-name="ce39">
            <text:p>65,8%</text:p>
          </table:table-cell>
          <table:table-cell office:value-type="float" office:value="15157" table:style-name="ce38">
            <text:p>15.157</text:p>
          </table:table-cell>
          <table:table-cell office:value-type="percentage" office:value="0.49763608904064616" table:style-name="ce39">
            <text:p>49,8%</text:p>
          </table:table-cell>
          <table:table-cell office:value-type="float" office:value="3616" table:style-name="ce38">
            <text:p>3.616</text:p>
          </table:table-cell>
          <table:table-cell office:value-type="percentage" office:value="0.14162619457935141" table:style-name="ce39">
            <text:p>14,2%</text:p>
          </table:table-cell>
          <table:table-cell office:value-type="float" office:value="220917" table:style-name="ce38">
            <text:p>220.91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7795893932457649" table:style-name="ce39">
            <text:p>77,8%</text:p>
          </table:table-cell>
          <table:table-cell office:value-type="percentage" office:value="0.69055121063785896" table:style-name="ce39">
            <text:p>69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516" table:style-name="ce38">
            <text:p>369.516</text:p>
          </table:table-cell>
          <table:table-cell office:value-type="percentage" office:value="1" table:style-name="ce39">
            <text:p>100,0%</text:p>
          </table:table-cell>
          <table:table-cell office:value-type="float" office:value="506297" table:style-name="ce38">
            <text:p>506.297</text:p>
          </table:table-cell>
          <table:table-cell office:value-type="percentage" office:value="0.96239362379557525" table:style-name="ce39">
            <text:p>96,2%</text:p>
          </table:table-cell>
          <table:table-cell office:value-type="float" office:value="668789" table:style-name="ce38">
            <text:p>668.789</text:p>
          </table:table-cell>
          <table:table-cell office:value-type="percentage" office:value="0.95089880467438148" table:style-name="ce39">
            <text:p>95,1%</text:p>
          </table:table-cell>
          <table:table-cell office:value-type="float" office:value="910718" table:style-name="ce38">
            <text:p>910.718</text:p>
          </table:table-cell>
          <table:table-cell office:value-type="percentage" office:value="0.93619851498227247" table:style-name="ce39">
            <text:p>93,6%</text:p>
          </table:table-cell>
          <table:table-cell office:value-type="float" office:value="954312" table:style-name="ce38">
            <text:p>954.312</text:p>
          </table:table-cell>
          <table:table-cell office:value-type="percentage" office:value="0.81846975610885686" table:style-name="ce39">
            <text:p>81,8%</text:p>
          </table:table-cell>
          <table:table-cell office:value-type="float" office:value="597445" table:style-name="ce38">
            <text:p>597.445</text:p>
          </table:table-cell>
          <table:table-cell office:value-type="percentage" office:value="0.62912788003875153" table:style-name="ce39">
            <text:p>62,9%</text:p>
          </table:table-cell>
          <table:table-cell office:value-type="float" office:value="395560" table:style-name="ce38">
            <text:p>395.560</text:p>
          </table:table-cell>
          <table:table-cell office:value-type="percentage" office:value="0.532758678743392" table:style-name="ce39">
            <text:p>53,3%</text:p>
          </table:table-cell>
          <table:table-cell office:value-type="float" office:value="106154" table:style-name="ce38">
            <text:p>106.154</text:p>
          </table:table-cell>
          <table:table-cell office:value-type="percentage" office:value="0.19177225937688558" table:style-name="ce39">
            <text:p>19,2%</text:p>
          </table:table-cell>
          <table:table-cell office:value-type="float" office:value="4508791" table:style-name="ce38">
            <text:p>4.508.79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5423862780755302" table:style-name="ce39">
            <text:p>75,4%</text:p>
          </table:table-cell>
          <table:table-cell office:value-type="percentage" office:value="0.66502440748283742" table:style-name="ce39">
            <text:p>66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47" table:style-name="ce38">
            <text:p>72.547</text:p>
          </table:table-cell>
          <table:table-cell office:value-type="percentage" office:value="1" table:style-name="ce39">
            <text:p>100,0%</text:p>
          </table:table-cell>
          <table:table-cell office:value-type="float" office:value="100068" table:style-name="ce38">
            <text:p>100.068</text:p>
          </table:table-cell>
          <table:table-cell office:value-type="percentage" office:value="0.97248758491336162" table:style-name="ce39">
            <text:p>97,2%</text:p>
          </table:table-cell>
          <table:table-cell office:value-type="float" office:value="136546" table:style-name="ce38">
            <text:p>136.546</text:p>
          </table:table-cell>
          <table:table-cell office:value-type="percentage" office:value="0.92945973357656786" table:style-name="ce39">
            <text:p>92,9%</text:p>
          </table:table-cell>
          <table:table-cell office:value-type="float" office:value="194159" table:style-name="ce38">
            <text:p>194.159</text:p>
          </table:table-cell>
          <table:table-cell office:value-type="percentage" office:value="0.91045035075214764" table:style-name="ce39">
            <text:p>91,0%</text:p>
          </table:table-cell>
          <table:table-cell office:value-type="float" office:value="209276" table:style-name="ce38">
            <text:p>209.276</text:p>
          </table:table-cell>
          <table:table-cell office:value-type="percentage" office:value="0.82341230027109225" table:style-name="ce39">
            <text:p>82,3%</text:p>
          </table:table-cell>
          <table:table-cell office:value-type="float" office:value="138403" table:style-name="ce38">
            <text:p>138.403</text:p>
          </table:table-cell>
          <table:table-cell office:value-type="percentage" office:value="0.66220580565829201" table:style-name="ce39">
            <text:p>66,2%</text:p>
          </table:table-cell>
          <table:table-cell office:value-type="float" office:value="100364" table:style-name="ce38">
            <text:p>100.364</text:p>
          </table:table-cell>
          <table:table-cell office:value-type="percentage" office:value="0.58267149691143005" table:style-name="ce39">
            <text:p>58,3%</text:p>
          </table:table-cell>
          <table:table-cell office:value-type="float" office:value="24626" table:style-name="ce38">
            <text:p>24.626</text:p>
          </table:table-cell>
          <table:table-cell office:value-type="percentage" office:value="0.17355208817849943" table:style-name="ce39">
            <text:p>17,4%</text:p>
          </table:table-cell>
          <table:table-cell office:value-type="float" office:value="975989" table:style-name="ce38">
            <text:p>975.98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4495186381271572" table:style-name="ce39">
            <text:p>74,5%</text:p>
          </table:table-cell>
          <table:table-cell office:value-type="percentage" office:value="0.64581528812884159" table:style-name="ce39">
            <text:p>64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66" table:style-name="ce38">
            <text:p>41.966</text:p>
          </table:table-cell>
          <table:table-cell office:value-type="percentage" office:value="1" table:style-name="ce39">
            <text:p>100,0%</text:p>
          </table:table-cell>
          <table:table-cell office:value-type="float" office:value="55579" table:style-name="ce38">
            <text:p>55.579</text:p>
          </table:table-cell>
          <table:table-cell office:value-type="percentage" office:value="0.9961822483510181" table:style-name="ce39">
            <text:p>99,6%</text:p>
          </table:table-cell>
          <table:table-cell office:value-type="float" office:value="69901" table:style-name="ce38">
            <text:p>69.901</text:p>
          </table:table-cell>
          <table:table-cell office:value-type="percentage" office:value="0.94660365093981913" table:style-name="ce39">
            <text:p>94,7%</text:p>
          </table:table-cell>
          <table:table-cell office:value-type="float" office:value="88917" table:style-name="ce38">
            <text:p>88.917</text:p>
          </table:table-cell>
          <table:table-cell office:value-type="percentage" office:value="0.91957101785012518" table:style-name="ce39">
            <text:p>92,0%</text:p>
          </table:table-cell>
          <table:table-cell office:value-type="float" office:value="90089" table:style-name="ce38">
            <text:p>90.089</text:p>
          </table:table-cell>
          <table:table-cell office:value-type="percentage" office:value="0.83414196033406784" table:style-name="ce39">
            <text:p>83,4%</text:p>
          </table:table-cell>
          <table:table-cell office:value-type="float" office:value="55300" table:style-name="ce38">
            <text:p>55.300</text:p>
          </table:table-cell>
          <table:table-cell office:value-type="percentage" office:value="0.67985394819340805" table:style-name="ce39">
            <text:p>68,0%</text:p>
          </table:table-cell>
          <table:table-cell office:value-type="float" office:value="41343" table:style-name="ce38">
            <text:p>41.343</text:p>
          </table:table-cell>
          <table:table-cell office:value-type="percentage" office:value="0.60685190893478358" table:style-name="ce39">
            <text:p>60,7%</text:p>
          </table:table-cell>
          <table:table-cell office:value-type="float" office:value="12010" table:style-name="ce38">
            <text:p>12.010</text:p>
          </table:table-cell>
          <table:table-cell office:value-type="percentage" office:value="0.21298857913031141" table:style-name="ce39">
            <text:p>21,3%</text:p>
          </table:table-cell>
          <table:table-cell office:value-type="float" office:value="455105" table:style-name="ce38">
            <text:p>455.10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828362753159005" table:style-name="ce39">
            <text:p>78,3%</text:p>
          </table:table-cell>
          <table:table-cell office:value-type="percentage" office:value="0.68830469587732557" table:style-name="ce39">
            <text:p>68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89" table:style-name="ce38">
            <text:p>161.489</text:p>
          </table:table-cell>
          <table:table-cell office:value-type="percentage" office:value="1.0224058246280467" table:style-name="ce39">
            <text:p>102,2%</text:p>
          </table:table-cell>
          <table:table-cell office:value-type="float" office:value="211616" table:style-name="ce38">
            <text:p>211.616</text:p>
          </table:table-cell>
          <table:table-cell office:value-type="percentage" office:value="0.99312468028590062" table:style-name="ce39">
            <text:p>99,3%</text:p>
          </table:table-cell>
          <table:table-cell office:value-type="float" office:value="270828" table:style-name="ce38">
            <text:p>270.828</text:p>
          </table:table-cell>
          <table:table-cell office:value-type="percentage" office:value="0.96683195356259299" table:style-name="ce39">
            <text:p>96,7%</text:p>
          </table:table-cell>
          <table:table-cell office:value-type="float" office:value="314234" table:style-name="ce38">
            <text:p>314.234</text:p>
          </table:table-cell>
          <table:table-cell office:value-type="percentage" office:value="0.92428017189398104" table:style-name="ce39">
            <text:p>92,4%</text:p>
          </table:table-cell>
          <table:table-cell office:value-type="float" office:value="304969" table:style-name="ce38">
            <text:p>304.969</text:p>
          </table:table-cell>
          <table:table-cell office:value-type="percentage" office:value="0.84214639372827116" table:style-name="ce39">
            <text:p>84,2%</text:p>
          </table:table-cell>
          <table:table-cell office:value-type="float" office:value="162445" table:style-name="ce38">
            <text:p>162.445</text:p>
          </table:table-cell>
          <table:table-cell office:value-type="percentage" office:value="0.62348633430949973" table:style-name="ce39">
            <text:p>62,3%</text:p>
          </table:table-cell>
          <table:table-cell office:value-type="float" office:value="87954" table:style-name="ce38">
            <text:p>87.954</text:p>
          </table:table-cell>
          <table:table-cell office:value-type="percentage" office:value="0.43642263836375006" table:style-name="ce39">
            <text:p>43,6%</text:p>
          </table:table-cell>
          <table:table-cell office:value-type="float" office:value="40028" table:style-name="ce38">
            <text:p>40.028</text:p>
          </table:table-cell>
          <table:table-cell office:value-type="percentage" office:value="0.23740554903146982" table:style-name="ce39">
            <text:p>23,7%</text:p>
          </table:table-cell>
          <table:table-cell office:value-type="float" office:value="1553563" table:style-name="ce38">
            <text:p>1.553.56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8306836436329064" table:style-name="ce39">
            <text:p>78,3%</text:p>
          </table:table-cell>
          <table:table-cell office:value-type="percentage" office:value="0.69964431498434587" table:style-name="ce39">
            <text:p>70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2" table:style-name="ce38">
            <text:p>2.352</text:p>
          </table:table-cell>
          <table:table-cell office:value-type="percentage" office:value="0.90287907869481765" table:style-name="ce39">
            <text:p>90,3%</text:p>
          </table:table-cell>
          <table:table-cell office:value-type="float" office:value="3814" table:style-name="ce38">
            <text:p>3.814</text:p>
          </table:table-cell>
          <table:table-cell office:value-type="percentage" office:value="0.88327929597035659" table:style-name="ce39">
            <text:p>88,3%</text:p>
          </table:table-cell>
          <table:table-cell office:value-type="float" office:value="7225" table:style-name="ce38">
            <text:p>7.225</text:p>
          </table:table-cell>
          <table:table-cell office:value-type="percentage" office:value="0.91956217385770656" table:style-name="ce39">
            <text:p>92,0%</text:p>
          </table:table-cell>
          <table:table-cell office:value-type="float" office:value="9959" table:style-name="ce38">
            <text:p>9.959</text:p>
          </table:table-cell>
          <table:table-cell office:value-type="percentage" office:value="0.8618033921772239" table:style-name="ce39">
            <text:p>86,2%</text:p>
          </table:table-cell>
          <table:table-cell office:value-type="float" office:value="10029" table:style-name="ce38">
            <text:p>10.029</text:p>
          </table:table-cell>
          <table:table-cell office:value-type="percentage" office:value="0.79330802088277175" table:style-name="ce39">
            <text:p>79,3%</text:p>
          </table:table-cell>
          <table:table-cell office:value-type="float" office:value="7606" table:style-name="ce38">
            <text:p>7.606</text:p>
          </table:table-cell>
          <table:table-cell office:value-type="percentage" office:value="0.63948209181099713" table:style-name="ce39">
            <text:p>63,9%</text:p>
          </table:table-cell>
          <table:table-cell office:value-type="float" office:value="6783" table:style-name="ce38">
            <text:p>6.783</text:p>
          </table:table-cell>
          <table:table-cell office:value-type="percentage" office:value="0.61849183915382511" table:style-name="ce39">
            <text:p>61,8%</text:p>
          </table:table-cell>
          <table:table-cell office:value-type="float" office:value="3679" table:style-name="ce38">
            <text:p>3.679</text:p>
          </table:table-cell>
          <table:table-cell office:value-type="percentage" office:value="0.40313390313390313" table:style-name="ce39">
            <text:p>40,3%</text:p>
          </table:table-cell>
          <table:table-cell office:value-type="float" office:value="51447" table:style-name="ce38">
            <text:p>51.44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2496300993447471" table:style-name="ce39">
            <text:p>72,5%</text:p>
          </table:table-cell>
          <table:table-cell office:value-type="percentage" office:value="0.6109949882425596" table:style-name="ce39">
            <text:p>61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6" table:style-name="ce38">
            <text:p>1.946</text:p>
          </table:table-cell>
          <table:table-cell office:value-type="percentage" office:value="0.82843763303533413" table:style-name="ce39">
            <text:p>82,8%</text:p>
          </table:table-cell>
          <table:table-cell office:value-type="float" office:value="3202" table:style-name="ce38">
            <text:p>3.202</text:p>
          </table:table-cell>
          <table:table-cell office:value-type="percentage" office:value="0.85432230522945574" table:style-name="ce39">
            <text:p>85,4%</text:p>
          </table:table-cell>
          <table:table-cell office:value-type="float" office:value="6861" table:style-name="ce38">
            <text:p>6.861</text:p>
          </table:table-cell>
          <table:table-cell office:value-type="percentage" office:value="0.87658106554235338" table:style-name="ce39">
            <text:p>87,7%</text:p>
          </table:table-cell>
          <table:table-cell office:value-type="float" office:value="9225" table:style-name="ce38">
            <text:p>9.225</text:p>
          </table:table-cell>
          <table:table-cell office:value-type="percentage" office:value="0.81644393309142405" table:style-name="ce39">
            <text:p>81,6%</text:p>
          </table:table-cell>
          <table:table-cell office:value-type="float" office:value="9424" table:style-name="ce38">
            <text:p>9.424</text:p>
          </table:table-cell>
          <table:table-cell office:value-type="percentage" office:value="0.78520246625562407" table:style-name="ce39">
            <text:p>78,5%</text:p>
          </table:table-cell>
          <table:table-cell office:value-type="float" office:value="7529" table:style-name="ce38">
            <text:p>7.529</text:p>
          </table:table-cell>
          <table:table-cell office:value-type="percentage" office:value="0.62053902579741205" table:style-name="ce39">
            <text:p>62,1%</text:p>
          </table:table-cell>
          <table:table-cell office:value-type="float" office:value="6817" table:style-name="ce38">
            <text:p>6.817</text:p>
          </table:table-cell>
          <table:table-cell office:value-type="percentage" office:value="0.56832013338891207" table:style-name="ce39">
            <text:p>56,8%</text:p>
          </table:table-cell>
          <table:table-cell office:value-type="float" office:value="3861" table:style-name="ce38">
            <text:p>3.861</text:p>
          </table:table-cell>
          <table:table-cell office:value-type="percentage" office:value="0.40327971589722167" table:style-name="ce39">
            <text:p>40,3%</text:p>
          </table:table-cell>
          <table:table-cell office:value-type="float" office:value="48865" table:style-name="ce38">
            <text:p>48.86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89477913911487" table:style-name="ce39">
            <text:p>68,9%</text:p>
          </table:table-cell>
          <table:table-cell office:value-type="percentage" office:value="0.56117644356653962" table:style-name="ce39">
            <text:p>56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3" table:style-name="ce38">
            <text:p>3.393</text:p>
          </table:table-cell>
          <table:table-cell office:value-type="string" table:style-name="ce39">
            <text:p>-</text:p>
          </table:table-cell>
          <table:table-cell office:value-type="float" office:value="9011" table:style-name="ce38">
            <text:p>9.011</text:p>
          </table:table-cell>
          <table:table-cell office:value-type="string" table:style-name="ce39">
            <text:p>-</text:p>
          </table:table-cell>
          <table:table-cell office:value-type="float" office:value="20639" table:style-name="ce38">
            <text:p>20.639</text:p>
          </table:table-cell>
          <table:table-cell office:value-type="string" table:style-name="ce39">
            <text:p>-</text:p>
          </table:table-cell>
          <table:table-cell office:value-type="float" office:value="29318" table:style-name="ce38">
            <text:p>29.318</text:p>
          </table:table-cell>
          <table:table-cell office:value-type="string" table:style-name="ce39">
            <text:p>-</text:p>
          </table:table-cell>
          <table:table-cell office:value-type="float" office:value="21919" table:style-name="ce38">
            <text:p>21.919</text:p>
          </table:table-cell>
          <table:table-cell office:value-type="string" table:style-name="ce39">
            <text:p>-</text:p>
          </table:table-cell>
          <table:table-cell office:value-type="float" office:value="842" table:style-name="ce38">
            <text:p>842</text:p>
          </table:table-cell>
          <table:table-cell office:value-type="string" table:style-name="ce39">
            <text:p>-</text:p>
          </table:table-cell>
          <table:table-cell office:value-type="float" office:value="85164" table:style-name="ce38">
            <text:p>85.16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0" table:style-name="ce41">
            <text:p>150</text:p>
          </table:table-cell>
          <table:table-cell office:value-type="string" table:style-name="ce42">
            <text:p>-</text:p>
          </table:table-cell>
          <table:table-cell office:value-type="float" office:value="451" table:style-name="ce41">
            <text:p>451</text:p>
          </table:table-cell>
          <table:table-cell office:value-type="string" table:style-name="ce42">
            <text:p>-</text:p>
          </table:table-cell>
          <table:table-cell office:value-type="float" office:value="847" table:style-name="ce41">
            <text:p>847</text:p>
          </table:table-cell>
          <table:table-cell office:value-type="string" table:style-name="ce42">
            <text:p>-</text:p>
          </table:table-cell>
          <table:table-cell office:value-type="float" office:value="911" table:style-name="ce41">
            <text:p>911</text:p>
          </table:table-cell>
          <table:table-cell office:value-type="string" table:style-name="ce42">
            <text:p>-</text:p>
          </table:table-cell>
          <table:table-cell office:value-type="float" office:value="815" table:style-name="ce41">
            <text:p>815</text:p>
          </table:table-cell>
          <table:table-cell office:value-type="string" table:style-name="ce42">
            <text:p>-</text:p>
          </table:table-cell>
          <table:table-cell office:value-type="float" office:value="72" table:style-name="ce41">
            <text:p>72</text:p>
          </table:table-cell>
          <table:table-cell office:value-type="string" table:style-name="ce42">
            <text:p>-</text:p>
          </table:table-cell>
          <table:table-cell office:value-type="float" office:value="3282" table:style-name="ce41">
            <text:p>3.28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887" table:style-name="ce45">
            <text:p>2.890.887</text:p>
          </table:table-cell>
          <table:table-cell office:value-type="percentage" office:value="1" table:style-name="ce46">
            <text:p>100,0%</text:p>
          </table:table-cell>
          <table:table-cell office:value-type="float" office:value="3895258" table:style-name="ce45">
            <text:p>3.895.258</text:p>
          </table:table-cell>
          <table:table-cell office:value-type="percentage" office:value="0.98363983237564223" table:style-name="ce46">
            <text:p>98,4%</text:p>
          </table:table-cell>
          <table:table-cell office:value-type="float" office:value="5082887" table:style-name="ce45">
            <text:p>5.082.887</text:p>
          </table:table-cell>
          <table:table-cell office:value-type="percentage" office:value="0.95238904505276945" table:style-name="ce46">
            <text:p>95,2%</text:p>
          </table:table-cell>
          <table:table-cell office:value-type="float" office:value="6413630" table:style-name="ce45">
            <text:p>6.413.630</text:p>
          </table:table-cell>
          <table:table-cell office:value-type="percentage" office:value="0.91189406518072724" table:style-name="ce46">
            <text:p>91,2%</text:p>
          </table:table-cell>
          <table:table-cell office:value-type="float" office:value="6547496" table:style-name="ce45">
            <text:p>6.547.496</text:p>
          </table:table-cell>
          <table:table-cell office:value-type="percentage" office:value="0.8296647493447894" table:style-name="ce46">
            <text:p>83,0%</text:p>
          </table:table-cell>
          <table:table-cell office:value-type="float" office:value="4097877" table:style-name="ce45">
            <text:p>4.097.877</text:p>
          </table:table-cell>
          <table:table-cell office:value-type="percentage" office:value="0.657722622437104" table:style-name="ce46">
            <text:p>65,8%</text:p>
          </table:table-cell>
          <table:table-cell office:value-type="float" office:value="2658447" table:style-name="ce45">
            <text:p>2.658.447</text:p>
          </table:table-cell>
          <table:table-cell office:value-type="percentage" office:value="0.53764217415221327" table:style-name="ce46">
            <text:p>53,8%</text:p>
          </table:table-cell>
          <table:table-cell office:value-type="float" office:value="872898" table:style-name="ce45">
            <text:p>872.898</text:p>
          </table:table-cell>
          <table:table-cell office:value-type="percentage" office:value="0.22447119669729054" table:style-name="ce46">
            <text:p>22,4%</text:p>
          </table:table-cell>
          <table:table-cell office:value-type="float" office:value="32459380" table:style-name="ce45">
            <text:p>32.459.38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7064371608173987" table:style-name="ce46">
            <text:p>77,1%</text:p>
          </table:table-cell>
          <table:table-cell office:value-type="percentage" office:value="0.68406398670454305" table:style-name="ce46">
            <text:p>68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7T15:37:19Z</meta:creation-date>
    <dc:date>2021-08-27T15:41:50Z</dc:date>
  </office:meta>
</office:document-meta>
</file>